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91in"/>
    </style:style>
    <style:style style:name="co2" style:family="table-column">
      <style:table-column-properties fo:break-before="auto" style:column-width="2.328in"/>
    </style:style>
    <style:style style:name="co3" style:family="table-column">
      <style:table-column-properties fo:break-before="auto" style:column-width="2.129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3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pha_cap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United Arab Emirates</text:p>
          </table:table-cell>
          <table:table-cell office:value-type="string">
            <text:p>Abu Dhabi</text:p>
          </table:table-cell>
          <table:table-cell table:formula="of:=CONCATENATE(&quot;,['&quot;;[.A1];&quot;','&quot;;[.B1];&quot;']&quot;)" office:value-type="string" office:string-value=",['United Arab Emirates','Abu Dhabi']">
            <text:p>,['United Arab Emirates','Abu Dhabi']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Abuja</text:p>
          </table:table-cell>
          <table:table-cell table:formula="of:=CONCATENATE(&quot;,['&quot;;[.A2];&quot;','&quot;;[.B2];&quot;']&quot;)" office:value-type="string" office:string-value=",['Nigeria','Abuja']">
            <text:p>,['Nigeria','Abuja']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Accra</text:p>
          </table:table-cell>
          <table:table-cell table:formula="of:=CONCATENATE(&quot;,['&quot;;[.A3];&quot;','&quot;;[.B3];&quot;']&quot;)" office:value-type="string" office:string-value=",['Ghana','Accra']">
            <text:p>,['Ghana','Accra']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Addis Ababa</text:p>
          </table:table-cell>
          <table:table-cell table:formula="of:=CONCATENATE(&quot;,['&quot;;[.A4];&quot;','&quot;;[.B4];&quot;']&quot;)" office:value-type="string" office:string-value=",['Ethiopia','Addis Ababa']">
            <text:p>,['Ethiopia','Addis Ababa']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Algiers</text:p>
          </table:table-cell>
          <table:table-cell table:formula="of:=CONCATENATE(&quot;,['&quot;;[.A5];&quot;','&quot;;[.B5];&quot;']&quot;)" office:value-type="string" office:string-value=",['Algeria','Algiers']">
            <text:p>,['Algeria','Algiers']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Amman</text:p>
          </table:table-cell>
          <table:table-cell table:formula="of:=CONCATENATE(&quot;,['&quot;;[.A6];&quot;','&quot;;[.B6];&quot;']&quot;)" office:value-type="string" office:string-value=",['Jordan','Amman']">
            <text:p>,['Jordan','Amman']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Amsterdam</text:p>
          </table:table-cell>
          <table:table-cell table:formula="of:=CONCATENATE(&quot;,['&quot;;[.A7];&quot;','&quot;;[.B7];&quot;']&quot;)" office:value-type="string" office:string-value=",['Netherlands','Amsterdam']">
            <text:p>,['Netherlands','Amsterdam']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Andorra la Vella</text:p>
          </table:table-cell>
          <table:table-cell table:formula="of:=CONCATENATE(&quot;,['&quot;;[.A8];&quot;','&quot;;[.B8];&quot;']&quot;)" office:value-type="string" office:string-value=",['Andorra','Andorra la Vella']">
            <text:p>,['Andorra','Andorra la Vella']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Ankara</text:p>
          </table:table-cell>
          <table:table-cell table:formula="of:=CONCATENATE(&quot;,['&quot;;[.A9];&quot;','&quot;;[.B9];&quot;']&quot;)" office:value-type="string" office:string-value=",['Turkey','Ankara']">
            <text:p>,['Turkey','Ankara']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Antananarivo</text:p>
          </table:table-cell>
          <table:table-cell table:formula="of:=CONCATENATE(&quot;,['&quot;;[.A10];&quot;','&quot;;[.B10];&quot;']&quot;)" office:value-type="string" office:string-value=",['Madagascar','Antananarivo']">
            <text:p>,['Madagascar','Antananarivo']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Apia</text:p>
          </table:table-cell>
          <table:table-cell table:formula="of:=CONCATENATE(&quot;,['&quot;;[.A11];&quot;','&quot;;[.B11];&quot;']&quot;)" office:value-type="string" office:string-value=",['Samoa','Apia']">
            <text:p>,['Samoa','Apia']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Ashgabat</text:p>
          </table:table-cell>
          <table:table-cell table:formula="of:=CONCATENATE(&quot;,['&quot;;[.A12];&quot;','&quot;;[.B12];&quot;']&quot;)" office:value-type="string" office:string-value=",['Turkmenistan','Ashgabat']">
            <text:p>,['Turkmenistan','Ashgabat']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Asmara</text:p>
          </table:table-cell>
          <table:table-cell table:formula="of:=CONCATENATE(&quot;,['&quot;;[.A13];&quot;','&quot;;[.B13];&quot;']&quot;)" office:value-type="string" office:string-value=",['Eritrea','Asmara']">
            <text:p>,['Eritrea','Asmara']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Astana</text:p>
          </table:table-cell>
          <table:table-cell table:formula="of:=CONCATENATE(&quot;,['&quot;;[.A14];&quot;','&quot;;[.B14];&quot;']&quot;)" office:value-type="string" office:string-value=",['Kazakhstan','Astana']">
            <text:p>,['Kazakhstan','Astana']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Asunción</text:p>
          </table:table-cell>
          <table:table-cell table:formula="of:=CONCATENATE(&quot;,['&quot;;[.A15];&quot;','&quot;;[.B15];&quot;']&quot;)" office:value-type="string" office:string-value=",['Paraguay','Asunción']">
            <text:p>,['Paraguay','Asunción']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Athens</text:p>
          </table:table-cell>
          <table:table-cell table:formula="of:=CONCATENATE(&quot;,['&quot;;[.A16];&quot;','&quot;;[.B16];&quot;']&quot;)" office:value-type="string" office:string-value=",['Greece','Athens']">
            <text:p>,['Greece','Athens']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Baghdad</text:p>
          </table:table-cell>
          <table:table-cell table:formula="of:=CONCATENATE(&quot;,['&quot;;[.A17];&quot;','&quot;;[.B17];&quot;']&quot;)" office:value-type="string" office:string-value=",['Iraq','Baghdad']">
            <text:p>,['Iraq','Baghdad']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Baku</text:p>
          </table:table-cell>
          <table:table-cell table:formula="of:=CONCATENATE(&quot;,['&quot;;[.A18];&quot;','&quot;;[.B18];&quot;']&quot;)" office:value-type="string" office:string-value=",['Azerbaijan','Baku']">
            <text:p>,['Azerbaijan','Baku']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Bamako</text:p>
          </table:table-cell>
          <table:table-cell table:formula="of:=CONCATENATE(&quot;,['&quot;;[.A19];&quot;','&quot;;[.B19];&quot;']&quot;)" office:value-type="string" office:string-value=",['Mali','Bamako']">
            <text:p>,['Mali','Bamako']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Bandar Seri Begawan</text:p>
          </table:table-cell>
          <table:table-cell table:formula="of:=CONCATENATE(&quot;,['&quot;;[.A20];&quot;','&quot;;[.B20];&quot;']&quot;)" office:value-type="string" office:string-value=",['Brunei','Bandar Seri Begawan']">
            <text:p>,['Brunei','Bandar Seri Begawan']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Bangkok</text:p>
          </table:table-cell>
          <table:table-cell table:formula="of:=CONCATENATE(&quot;,['&quot;;[.A21];&quot;','&quot;;[.B21];&quot;']&quot;)" office:value-type="string" office:string-value=",['Thailand','Bangkok']">
            <text:p>,['Thailand','Bangkok']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Bangui</text:p>
          </table:table-cell>
          <table:table-cell table:formula="of:=CONCATENATE(&quot;,['&quot;;[.A22];&quot;','&quot;;[.B22];&quot;']&quot;)" office:value-type="string" office:string-value=",['Central African Republic','Bangui']">
            <text:p>,['Central African Republic','Bangui']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Banjul</text:p>
          </table:table-cell>
          <table:table-cell table:formula="of:=CONCATENATE(&quot;,['&quot;;[.A23];&quot;','&quot;;[.B23];&quot;']&quot;)" office:value-type="string" office:string-value=",['Gambia','Banjul']">
            <text:p>,['Gambia','Banjul']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Basseterre</text:p>
          </table:table-cell>
          <table:table-cell table:formula="of:=CONCATENATE(&quot;,['&quot;;[.A24];&quot;','&quot;;[.B24];&quot;']&quot;)" office:value-type="string" office:string-value=",['Saint Kitts and Nevis','Basseterre']">
            <text:p>,['Saint Kitts and Nevis','Basseterre']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Beijing</text:p>
          </table:table-cell>
          <table:table-cell table:formula="of:=CONCATENATE(&quot;,['&quot;;[.A25];&quot;','&quot;;[.B25];&quot;']&quot;)" office:value-type="string" office:string-value=",['China','Beijing']">
            <text:p>,['China','Beijing']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Beirut</text:p>
          </table:table-cell>
          <table:table-cell table:formula="of:=CONCATENATE(&quot;,['&quot;;[.A26];&quot;','&quot;;[.B26];&quot;']&quot;)" office:value-type="string" office:string-value=",['Lebanon','Beirut']">
            <text:p>,['Lebanon','Beirut']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Belgrade</text:p>
          </table:table-cell>
          <table:table-cell table:formula="of:=CONCATENATE(&quot;,['&quot;;[.A27];&quot;','&quot;;[.B27];&quot;']&quot;)" office:value-type="string" office:string-value=",['Serbia','Belgrade']">
            <text:p>,['Serbia','Belgrade']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elmopan</text:p>
          </table:table-cell>
          <table:table-cell table:formula="of:=CONCATENATE(&quot;,['&quot;;[.A28];&quot;','&quot;;[.B28];&quot;']&quot;)" office:value-type="string" office:string-value=",['Belize','Belmopan']">
            <text:p>,['Belize','Belmopan']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Berlin</text:p>
          </table:table-cell>
          <table:table-cell table:formula="of:=CONCATENATE(&quot;,['&quot;;[.A29];&quot;','&quot;;[.B29];&quot;']&quot;)" office:value-type="string" office:string-value=",['Germany','Berlin']">
            <text:p>,['Germany','Berlin']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Bern</text:p>
          </table:table-cell>
          <table:table-cell table:formula="of:=CONCATENATE(&quot;,['&quot;;[.A30];&quot;','&quot;;[.B30];&quot;']&quot;)" office:value-type="string" office:string-value=",['Switzerland','Bern']">
            <text:p>,['Switzerland','Bern']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Bishkek</text:p>
          </table:table-cell>
          <table:table-cell table:formula="of:=CONCATENATE(&quot;,['&quot;;[.A31];&quot;','&quot;;[.B31];&quot;']&quot;)" office:value-type="string" office:string-value=",['Kyrgyzstan','Bishkek']">
            <text:p>,['Kyrgyzstan','Bishkek']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Bissau</text:p>
          </table:table-cell>
          <table:table-cell table:formula="of:=CONCATENATE(&quot;,['&quot;;[.A32];&quot;','&quot;;[.B32];&quot;']&quot;)" office:value-type="string" office:string-value=",['Guinea-Bissau','Bissau']">
            <text:p>,['Guinea-Bissau','Bissau']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Bogotá</text:p>
          </table:table-cell>
          <table:table-cell table:formula="of:=CONCATENATE(&quot;,['&quot;;[.A33];&quot;','&quot;;[.B33];&quot;']&quot;)" office:value-type="string" office:string-value=",['Colombia','Bogotá']">
            <text:p>,['Colombia','Bogotá']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silia</text:p>
          </table:table-cell>
          <table:table-cell table:formula="of:=CONCATENATE(&quot;,['&quot;;[.A34];&quot;','&quot;;[.B34];&quot;']&quot;)" office:value-type="string" office:string-value=",['Brazil','Brasilia']">
            <text:p>,['Brazil','Brasilia']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Bratislava</text:p>
          </table:table-cell>
          <table:table-cell table:formula="of:=CONCATENATE(&quot;,['&quot;;[.A35];&quot;','&quot;;[.B35];&quot;']&quot;)" office:value-type="string" office:string-value=",['Slovakia','Bratislava']">
            <text:p>,['Slovakia','Bratislava']</text:p>
          </table:table-cell>
        </table:table-row>
        <table:table-row table:style-name="ro1">
          <table:table-cell office:value-type="string">
            <text:p>Republic of the Congo</text:p>
          </table:table-cell>
          <table:table-cell office:value-type="string">
            <text:p>Brazzaville</text:p>
          </table:table-cell>
          <table:table-cell table:formula="of:=CONCATENATE(&quot;,['&quot;;[.A36];&quot;','&quot;;[.B36];&quot;']&quot;)" office:value-type="string" office:string-value=",['Republic of the Congo','Brazzaville']">
            <text:p>,['Republic of the Congo','Brazzaville']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ridgetown</text:p>
          </table:table-cell>
          <table:table-cell table:formula="of:=CONCATENATE(&quot;,['&quot;;[.A37];&quot;','&quot;;[.B37];&quot;']&quot;)" office:value-type="string" office:string-value=",['Barbados','Bridgetown']">
            <text:p>,['Barbados','Bridgetown']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russels</text:p>
          </table:table-cell>
          <table:table-cell table:formula="of:=CONCATENATE(&quot;,['&quot;;[.A38];&quot;','&quot;;[.B38];&quot;']&quot;)" office:value-type="string" office:string-value=",['Belgium','Brussels']">
            <text:p>,['Belgium','Brussels']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Bucharest</text:p>
          </table:table-cell>
          <table:table-cell table:formula="of:=CONCATENATE(&quot;,['&quot;;[.A39];&quot;','&quot;;[.B39];&quot;']&quot;)" office:value-type="string" office:string-value=",['Romania','Bucharest']">
            <text:p>,['Romania','Bucharest']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Budapest</text:p>
          </table:table-cell>
          <table:table-cell table:formula="of:=CONCATENATE(&quot;,['&quot;;[.A40];&quot;','&quot;;[.B40];&quot;']&quot;)" office:value-type="string" office:string-value=",['Hungary','Budapest']">
            <text:p>,['Hungary','Budapest']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Buenos Aires</text:p>
          </table:table-cell>
          <table:table-cell table:formula="of:=CONCATENATE(&quot;,['&quot;;[.A41];&quot;','&quot;;[.B41];&quot;']&quot;)" office:value-type="string" office:string-value=",['Argentina','Buenos Aires']">
            <text:p>,['Argentina','Buenos Aires']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ujumbura</text:p>
          </table:table-cell>
          <table:table-cell table:formula="of:=CONCATENATE(&quot;,['&quot;;[.A42];&quot;','&quot;;[.B42];&quot;']&quot;)" office:value-type="string" office:string-value=",['Burundi','Bujumbura']">
            <text:p>,['Burundi','Bujumbura']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Cairo</text:p>
          </table:table-cell>
          <table:table-cell table:formula="of:=CONCATENATE(&quot;,['&quot;;[.A43];&quot;','&quot;;[.B43];&quot;']&quot;)" office:value-type="string" office:string-value=",['Egypt','Cairo']">
            <text:p>,['Egypt','Cairo']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Canberra</text:p>
          </table:table-cell>
          <table:table-cell table:formula="of:=CONCATENATE(&quot;,['&quot;;[.A44];&quot;','&quot;;[.B44];&quot;']&quot;)" office:value-type="string" office:string-value=",['Australia','Canberra']">
            <text:p>,['Australia','Canberra']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Caracas</text:p>
          </table:table-cell>
          <table:table-cell table:formula="of:=CONCATENATE(&quot;,['&quot;;[.A45];&quot;','&quot;;[.B45];&quot;']&quot;)" office:value-type="string" office:string-value=",['Venezuela','Caracas']">
            <text:p>,['Venezuela','Caracas']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Castries</text:p>
          </table:table-cell>
          <table:table-cell table:formula="of:=CONCATENATE(&quot;,['&quot;;[.A46];&quot;','&quot;;[.B46];&quot;']&quot;)" office:value-type="string" office:string-value=",['Saint Lucia','Castries']">
            <text:p>,['Saint Lucia','Castries']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Chisinau</text:p>
          </table:table-cell>
          <table:table-cell table:formula="of:=CONCATENATE(&quot;,['&quot;;[.A47];&quot;','&quot;;[.B47];&quot;']&quot;)" office:value-type="string" office:string-value=",['Moldova','Chisinau']">
            <text:p>,['Moldova','Chisinau']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Conakry</text:p>
          </table:table-cell>
          <table:table-cell table:formula="of:=CONCATENATE(&quot;,['&quot;;[.A48];&quot;','&quot;;[.B48];&quot;']&quot;)" office:value-type="string" office:string-value=",['Guinea','Conakry']">
            <text:p>,['Guinea','Conakry']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Copenhagen</text:p>
          </table:table-cell>
          <table:table-cell table:formula="of:=CONCATENATE(&quot;,['&quot;;[.A49];&quot;','&quot;;[.B49];&quot;']&quot;)" office:value-type="string" office:string-value=",['Denmark','Copenhagen']">
            <text:p>,['Denmark','Copenhagen']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Dakar</text:p>
          </table:table-cell>
          <table:table-cell table:formula="of:=CONCATENATE(&quot;,['&quot;;[.A50];&quot;','&quot;;[.B50];&quot;']&quot;)" office:value-type="string" office:string-value=",['Senegal','Dakar']">
            <text:p>,['Senegal','Dakar']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Damascus</text:p>
          </table:table-cell>
          <table:table-cell table:formula="of:=CONCATENATE(&quot;,['&quot;;[.A51];&quot;','&quot;;[.B51];&quot;']&quot;)" office:value-type="string" office:string-value=",['Syria','Damascus']">
            <text:p>,['Syria','Damascus']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Dhaka</text:p>
          </table:table-cell>
          <table:table-cell table:formula="of:=CONCATENATE(&quot;,['&quot;;[.A52];&quot;','&quot;;[.B52];&quot;']&quot;)" office:value-type="string" office:string-value=",['Bangladesh','Dhaka']">
            <text:p>,['Bangladesh','Dhaka']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Dili</text:p>
          </table:table-cell>
          <table:table-cell table:formula="of:=CONCATENATE(&quot;,['&quot;;[.A53];&quot;','&quot;;[.B53];&quot;']&quot;)" office:value-type="string" office:string-value=",['Timor-Leste','Dili']">
            <text:p>,['Timor-Leste','Dili']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bouti (city)</text:p>
          </table:table-cell>
          <table:table-cell table:formula="of:=CONCATENATE(&quot;,['&quot;;[.A54];&quot;','&quot;;[.B54];&quot;']&quot;)" office:value-type="string" office:string-value=",['Djibouti','Djibouti (city)']">
            <text:p>,['Djibouti','Djibouti (city)']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Dodoma</text:p>
          </table:table-cell>
          <table:table-cell table:formula="of:=CONCATENATE(&quot;,['&quot;;[.A55];&quot;','&quot;;[.B55];&quot;']&quot;)" office:value-type="string" office:string-value=",['Tanzania','Dodoma']">
            <text:p>,['Tanzania','Dodoma']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Doha</text:p>
          </table:table-cell>
          <table:table-cell table:formula="of:=CONCATENATE(&quot;,['&quot;;[.A56];&quot;','&quot;;[.B56];&quot;']&quot;)" office:value-type="string" office:string-value=",['Qatar','Doha']">
            <text:p>,['Qatar','Doha']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Dublin</text:p>
          </table:table-cell>
          <table:table-cell table:formula="of:=CONCATENATE(&quot;,['&quot;;[.A57];&quot;','&quot;;[.B57];&quot;']&quot;)" office:value-type="string" office:string-value=",['Ireland','Dublin']">
            <text:p>,['Ireland','Dublin']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Dushanbe</text:p>
          </table:table-cell>
          <table:table-cell table:formula="of:=CONCATENATE(&quot;,['&quot;;[.A58];&quot;','&quot;;[.B58];&quot;']&quot;)" office:value-type="string" office:string-value=",['Tajikistan','Dushanbe']">
            <text:p>,['Tajikistan','Dushanbe']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Freetown</text:p>
          </table:table-cell>
          <table:table-cell table:formula="of:=CONCATENATE(&quot;,['&quot;;[.A59];&quot;','&quot;;[.B59];&quot;']&quot;)" office:value-type="string" office:string-value=",['Sierra Leone','Freetown']">
            <text:p>,['Sierra Leone','Freetown']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Funafuti</text:p>
          </table:table-cell>
          <table:table-cell table:formula="of:=CONCATENATE(&quot;,['&quot;;[.A60];&quot;','&quot;;[.B60];&quot;']&quot;)" office:value-type="string" office:string-value=",['Tuvalu','Funafuti']">
            <text:p>,['Tuvalu','Funafuti']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Gaborone</text:p>
          </table:table-cell>
          <table:table-cell table:formula="of:=CONCATENATE(&quot;,['&quot;;[.A61];&quot;','&quot;;[.B61];&quot;']&quot;)" office:value-type="string" office:string-value=",['Botswana','Gaborone']">
            <text:p>,['Botswana','Gaborone']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eorgetown</text:p>
          </table:table-cell>
          <table:table-cell table:formula="of:=CONCATENATE(&quot;,['&quot;;[.A62];&quot;','&quot;;[.B62];&quot;']&quot;)" office:value-type="string" office:string-value=",['Guyana','Georgetown']">
            <text:p>,['Guyana','Georgetown']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Guatemala City</text:p>
          </table:table-cell>
          <table:table-cell table:formula="of:=CONCATENATE(&quot;,['&quot;;[.A63];&quot;','&quot;;[.B63];&quot;']&quot;)" office:value-type="string" office:string-value=",['Guatemala','Guatemala City']">
            <text:p>,['Guatemala','Guatemala City']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Hanoi</text:p>
          </table:table-cell>
          <table:table-cell table:formula="of:=CONCATENATE(&quot;,['&quot;;[.A64];&quot;','&quot;;[.B64];&quot;']&quot;)" office:value-type="string" office:string-value=",['Vietnam','Hanoi']">
            <text:p>,['Vietnam','Hanoi']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Harare</text:p>
          </table:table-cell>
          <table:table-cell table:formula="of:=CONCATENATE(&quot;,['&quot;;[.A65];&quot;','&quot;;[.B65];&quot;']&quot;)" office:value-type="string" office:string-value=",['Zimbabwe','Harare']">
            <text:p>,['Zimbabwe','Harare']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Havana</text:p>
          </table:table-cell>
          <table:table-cell table:formula="of:=CONCATENATE(&quot;,['&quot;;[.A66];&quot;','&quot;;[.B66];&quot;']&quot;)" office:value-type="string" office:string-value=",['Cuba','Havana']">
            <text:p>,['Cuba','Havana']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Helsinki</text:p>
          </table:table-cell>
          <table:table-cell table:formula="of:=CONCATENATE(&quot;,['&quot;;[.A67];&quot;','&quot;;[.B67];&quot;']&quot;)" office:value-type="string" office:string-value=",['Finland','Helsinki']">
            <text:p>,['Finland','Helsinki']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Honiara</text:p>
          </table:table-cell>
          <table:table-cell table:formula="of:=CONCATENATE(&quot;,['&quot;;[.A68];&quot;','&quot;;[.B68];&quot;']&quot;)" office:value-type="string" office:string-value=",['Solomon Islands','Honiara']">
            <text:p>,['Solomon Islands','Honiara']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Islamabad</text:p>
          </table:table-cell>
          <table:table-cell table:formula="of:=CONCATENATE(&quot;,['&quot;;[.A69];&quot;','&quot;;[.B69];&quot;']&quot;)" office:value-type="string" office:string-value=",['Pakistan','Islamabad']">
            <text:p>,['Pakistan','Islamabad']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Jakarta</text:p>
          </table:table-cell>
          <table:table-cell table:formula="of:=CONCATENATE(&quot;,['&quot;;[.A70];&quot;','&quot;;[.B70];&quot;']&quot;)" office:value-type="string" office:string-value=",['Indonesia','Jakarta']">
            <text:p>,['Indonesia','Jakarta']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Jerusalem</text:p>
          </table:table-cell>
          <table:table-cell table:formula="of:=CONCATENATE(&quot;,['&quot;;[.A71];&quot;','&quot;;[.B71];&quot;']&quot;)" office:value-type="string" office:string-value=",['Israel','Jerusalem']">
            <text:p>,['Israel','Jerusalem']</text:p>
          </table:table-cell>
        </table:table-row>
        <table:table-row table:style-name="ro1">
          <table:table-cell office:value-type="string">
            <text:p>Palestine</text:p>
          </table:table-cell>
          <table:table-cell office:value-type="string">
            <text:p>Jerusalem (East)</text:p>
          </table:table-cell>
          <table:table-cell table:formula="of:=CONCATENATE(&quot;,['&quot;;[.A72];&quot;','&quot;;[.B72];&quot;']&quot;)" office:value-type="string" office:string-value=",['Palestine','Jerusalem (East)']">
            <text:p>,['Palestine','Jerusalem (East)']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Juba</text:p>
          </table:table-cell>
          <table:table-cell table:formula="of:=CONCATENATE(&quot;,['&quot;;[.A73];&quot;','&quot;;[.B73];&quot;']&quot;)" office:value-type="string" office:string-value=",['South Sudan','Juba']">
            <text:p>,['South Sudan','Juba']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Kabul</text:p>
          </table:table-cell>
          <table:table-cell table:formula="of:=CONCATENATE(&quot;,['&quot;;[.A74];&quot;','&quot;;[.B74];&quot;']&quot;)" office:value-type="string" office:string-value=",['Afghanistan','Kabul']">
            <text:p>,['Afghanistan','Kabul']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Kampala</text:p>
          </table:table-cell>
          <table:table-cell table:formula="of:=CONCATENATE(&quot;,['&quot;;[.A75];&quot;','&quot;;[.B75];&quot;']&quot;)" office:value-type="string" office:string-value=",['Uganda','Kampala']">
            <text:p>,['Uganda','Kampala']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Kathmandu</text:p>
          </table:table-cell>
          <table:table-cell table:formula="of:=CONCATENATE(&quot;,['&quot;;[.A76];&quot;','&quot;;[.B76];&quot;']&quot;)" office:value-type="string" office:string-value=",['Nepal','Kathmandu']">
            <text:p>,['Nepal','Kathmandu']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Khartoum</text:p>
          </table:table-cell>
          <table:table-cell table:formula="of:=CONCATENATE(&quot;,['&quot;;[.A77];&quot;','&quot;;[.B77];&quot;']&quot;)" office:value-type="string" office:string-value=",['Sudan','Khartoum']">
            <text:p>,['Sudan','Khartoum']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Kigali</text:p>
          </table:table-cell>
          <table:table-cell table:formula="of:=CONCATENATE(&quot;,['&quot;;[.A78];&quot;','&quot;;[.B78];&quot;']&quot;)" office:value-type="string" office:string-value=",['Rwanda','Kigali']">
            <text:p>,['Rwanda','Kigali']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Kingston</text:p>
          </table:table-cell>
          <table:table-cell table:formula="of:=CONCATENATE(&quot;,['&quot;;[.A79];&quot;','&quot;;[.B79];&quot;']&quot;)" office:value-type="string" office:string-value=",['Jamaica','Kingston']">
            <text:p>,['Jamaica','Kingston']</text:p>
          </table:table-cell>
        </table:table-row>
        <table:table-row table:style-name="ro2">
          <table:table-cell office:value-type="string">
            <text:p>Saint Vincent and the Grenadines</text:p>
          </table:table-cell>
          <table:table-cell office:value-type="string">
            <text:p>Kingstown</text:p>
          </table:table-cell>
          <table:table-cell table:formula="of:=CONCATENATE(&quot;,['&quot;;[.A80];&quot;','&quot;;[.B80];&quot;']&quot;)" office:value-type="string" office:string-value=",['Saint Vincent and the Grenadines','Kingstown']">
            <text:p>,['Saint Vincent and the Grenadines','Kingstown']</text:p>
          </table:table-cell>
        </table:table-row>
        <table:table-row table:style-name="ro2">
          <table:table-cell office:value-type="string">
            <text:p>Democratic Republic of the Congo</text:p>
          </table:table-cell>
          <table:table-cell office:value-type="string">
            <text:p>Kinshasa</text:p>
          </table:table-cell>
          <table:table-cell table:formula="of:=CONCATENATE(&quot;,['&quot;;[.A81];&quot;','&quot;;[.B81];&quot;']&quot;)" office:value-type="string" office:string-value=",['Democratic Republic of the Congo','Kinshasa']">
            <text:p>,['Democratic Republic of the Congo','Kinshasa']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Kuala Lumpur</text:p>
          </table:table-cell>
          <table:table-cell table:formula="of:=CONCATENATE(&quot;,['&quot;;[.A82];&quot;','&quot;;[.B82];&quot;']&quot;)" office:value-type="string" office:string-value=",['Malaysia','Kuala Lumpur']">
            <text:p>,['Malaysia','Kuala Lumpur']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uwait City</text:p>
          </table:table-cell>
          <table:table-cell table:formula="of:=CONCATENATE(&quot;,['&quot;;[.A83];&quot;','&quot;;[.B83];&quot;']&quot;)" office:value-type="string" office:string-value=",['Kuwait','Kuwait City']">
            <text:p>,['Kuwait','Kuwait City']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yiv (also known as Kiev)</text:p>
          </table:table-cell>
          <table:table-cell table:formula="of:=CONCATENATE(&quot;,['&quot;;[.A84];&quot;','&quot;;[.B84];&quot;']&quot;)" office:value-type="string" office:string-value=",['Ukraine','Kyiv (also known as Kiev)']">
            <text:p>,['Ukraine','Kyiv (also known as Kiev)']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Libreville</text:p>
          </table:table-cell>
          <table:table-cell table:formula="of:=CONCATENATE(&quot;,['&quot;;[.A85];&quot;','&quot;;[.B85];&quot;']&quot;)" office:value-type="string" office:string-value=",['Gabon','Libreville']">
            <text:p>,['Gabon','Libreville']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Lilongwe</text:p>
          </table:table-cell>
          <table:table-cell table:formula="of:=CONCATENATE(&quot;,['&quot;;[.A86];&quot;','&quot;;[.B86];&quot;']&quot;)" office:value-type="string" office:string-value=",['Malawi','Lilongwe']">
            <text:p>,['Malawi','Lilongwe']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Lima</text:p>
          </table:table-cell>
          <table:table-cell table:formula="of:=CONCATENATE(&quot;,['&quot;;[.A87];&quot;','&quot;;[.B87];&quot;']&quot;)" office:value-type="string" office:string-value=",['Peru','Lima']">
            <text:p>,['Peru','Lima']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isbon</text:p>
          </table:table-cell>
          <table:table-cell table:formula="of:=CONCATENATE(&quot;,['&quot;;[.A88];&quot;','&quot;;[.B88];&quot;']&quot;)" office:value-type="string" office:string-value=",['Portugal','Lisbon']">
            <text:p>,['Portugal','Lisbon']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Ljubljana</text:p>
          </table:table-cell>
          <table:table-cell table:formula="of:=CONCATENATE(&quot;,['&quot;;[.A89];&quot;','&quot;;[.B89];&quot;']&quot;)" office:value-type="string" office:string-value=",['Slovenia','Ljubljana']">
            <text:p>,['Slovenia','Ljubljana']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Lomé</text:p>
          </table:table-cell>
          <table:table-cell table:formula="of:=CONCATENATE(&quot;,['&quot;;[.A90];&quot;','&quot;;[.B90];&quot;']&quot;)" office:value-type="string" office:string-value=",['Togo','Lomé']">
            <text:p>,['Togo','Lomé']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London</text:p>
          </table:table-cell>
          <table:table-cell table:formula="of:=CONCATENATE(&quot;,['&quot;;[.A91];&quot;','&quot;;[.B91];&quot;']&quot;)" office:value-type="string" office:string-value=",['United Kingdom','London']">
            <text:p>,['United Kingdom','London']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Luanda</text:p>
          </table:table-cell>
          <table:table-cell table:formula="of:=CONCATENATE(&quot;,['&quot;;[.A92];&quot;','&quot;;[.B92];&quot;']&quot;)" office:value-type="string" office:string-value=",['Angola','Luanda']">
            <text:p>,['Angola','Luanda']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Lusaka</text:p>
          </table:table-cell>
          <table:table-cell table:formula="of:=CONCATENATE(&quot;,['&quot;;[.A93];&quot;','&quot;;[.B93];&quot;']&quot;)" office:value-type="string" office:string-value=",['Zambia','Lusaka']">
            <text:p>,['Zambia','Lusaka']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Luxembourg (city)</text:p>
          </table:table-cell>
          <table:table-cell table:formula="of:=CONCATENATE(&quot;,['&quot;;[.A94];&quot;','&quot;;[.B94];&quot;']&quot;)" office:value-type="string" office:string-value=",['Luxembourg','Luxembourg (city)']">
            <text:p>,['Luxembourg','Luxembourg (city)']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adrid</text:p>
          </table:table-cell>
          <table:table-cell table:formula="of:=CONCATENATE(&quot;,['&quot;;[.A95];&quot;','&quot;;[.B95];&quot;']&quot;)" office:value-type="string" office:string-value=",['Spain','Madrid']">
            <text:p>,['Spain','Madrid']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ajuro</text:p>
          </table:table-cell>
          <table:table-cell table:formula="of:=CONCATENATE(&quot;,['&quot;;[.A96];&quot;','&quot;;[.B96];&quot;']&quot;)" office:value-type="string" office:string-value=",['Marshall Islands','Majuro']">
            <text:p>,['Marshall Islands','Majuro']</text:p>
          </table:table-cell>
        </table:table-row>
        <table:table-row table:style-name="ro3">
          <table:table-cell office:value-type="string">
            <text:p>Equatorial Guinea</text:p>
          </table:table-cell>
          <table:table-cell office:value-type="string">
            <text:p>Malabo (de jure), </text:p>
            <text:p>Oyala (seat of government)</text:p>
          </table:table-cell>
          <table:table-cell table:formula="of:=CONCATENATE(&quot;,['&quot;;[.A97];&quot;','&quot;;[.B97];&quot;']&quot;)" office:value-type="string" office:string-value=",['Equatorial Guinea','Malabo (de jure), &#10;Oyala (seat of government)']">
            <text:p>,['Equatorial Guinea','Malabo (de jure), <text:line-break/>Oyala (seat of government)']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ale</text:p>
          </table:table-cell>
          <table:table-cell table:formula="of:=CONCATENATE(&quot;,['&quot;;[.A98];&quot;','&quot;;[.B98];&quot;']&quot;)" office:value-type="string" office:string-value=",['Maldives','Male']">
            <text:p>,['Maldives','Male']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Managua</text:p>
          </table:table-cell>
          <table:table-cell table:formula="of:=CONCATENATE(&quot;,['&quot;;[.A99];&quot;','&quot;;[.B99];&quot;']&quot;)" office:value-type="string" office:string-value=",['Nicaragua','Managua']">
            <text:p>,['Nicaragua','Managua']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Manama</text:p>
          </table:table-cell>
          <table:table-cell table:formula="of:=CONCATENATE(&quot;,['&quot;;[.A100];&quot;','&quot;;[.B100];&quot;']&quot;)" office:value-type="string" office:string-value=",['Bahrain','Manama']">
            <text:p>,['Bahrain','Manama']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Manila</text:p>
          </table:table-cell>
          <table:table-cell table:formula="of:=CONCATENATE(&quot;,['&quot;;[.A101];&quot;','&quot;;[.B101];&quot;']&quot;)" office:value-type="string" office:string-value=",['Philippines','Manila']">
            <text:p>,['Philippines','Manila']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aputo</text:p>
          </table:table-cell>
          <table:table-cell table:formula="of:=CONCATENATE(&quot;,['&quot;;[.A102];&quot;','&quot;;[.B102];&quot;']&quot;)" office:value-type="string" office:string-value=",['Mozambique','Maputo']">
            <text:p>,['Mozambique','Maputo']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Maseru</text:p>
          </table:table-cell>
          <table:table-cell table:formula="of:=CONCATENATE(&quot;,['&quot;;[.A103];&quot;','&quot;;[.B103];&quot;']&quot;)" office:value-type="string" office:string-value=",['Lesotho','Maseru']">
            <text:p>,['Lesotho','Maseru']</text:p>
          </table:table-cell>
        </table:table-row>
        <table:table-row table:style-name="ro3">
          <table:table-cell office:value-type="string">
            <text:p>Swaziland</text:p>
          </table:table-cell>
          <table:table-cell office:value-type="string">
            <text:p>Mbabane (administrative), </text:p>
            <text:p>Lobamba (legislative, royal)</text:p>
          </table:table-cell>
          <table:table-cell table:formula="of:=CONCATENATE(&quot;,['&quot;;[.A104];&quot;','&quot;;[.B104];&quot;']&quot;)" office:value-type="string" office:string-value=",['Swaziland','Mbabane (administrative), &#10;Lobamba (legislative, royal)']">
            <text:p>,['Swaziland','Mbabane (administrative), <text:line-break/>Lobamba (legislative, royal)']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co City</text:p>
          </table:table-cell>
          <table:table-cell table:formula="of:=CONCATENATE(&quot;,['&quot;;[.A105];&quot;','&quot;;[.B105];&quot;']&quot;)" office:value-type="string" office:string-value=",['Mexico','Mexico City']">
            <text:p>,['Mexico','Mexico City']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Minsk</text:p>
          </table:table-cell>
          <table:table-cell table:formula="of:=CONCATENATE(&quot;,['&quot;;[.A106];&quot;','&quot;;[.B106];&quot;']&quot;)" office:value-type="string" office:string-value=",['Belarus','Minsk']">
            <text:p>,['Belarus','Minsk']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Mogadishu</text:p>
          </table:table-cell>
          <table:table-cell table:formula="of:=CONCATENATE(&quot;,['&quot;;[.A107];&quot;','&quot;;[.B107];&quot;']&quot;)" office:value-type="string" office:string-value=",['Somalia','Mogadishu']">
            <text:p>,['Somalia','Mogadishu']</text:p>
          </table:table-cell>
        </table:table-row>
        <table:table-row table:style-name="ro1">
          <table:table-cell table:number-columns-repeated="2" office:value-type="string">
            <text:p>Monaco</text:p>
          </table:table-cell>
          <table:table-cell table:formula="of:=CONCATENATE(&quot;,['&quot;;[.A108];&quot;','&quot;;[.B108];&quot;']&quot;)" office:value-type="string" office:string-value=",['Monaco','Monaco']">
            <text:p>,['Monaco','Monaco']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Monrovia</text:p>
          </table:table-cell>
          <table:table-cell table:formula="of:=CONCATENATE(&quot;,['&quot;;[.A109];&quot;','&quot;;[.B109];&quot;']&quot;)" office:value-type="string" office:string-value=",['Liberia','Monrovia']">
            <text:p>,['Liberia','Monrovia']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Montevideo</text:p>
          </table:table-cell>
          <table:table-cell table:formula="of:=CONCATENATE(&quot;,['&quot;;[.A110];&quot;','&quot;;[.B110];&quot;']&quot;)" office:value-type="string" office:string-value=",['Uruguay','Montevideo']">
            <text:p>,['Uruguay','Montevideo']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Moroni</text:p>
          </table:table-cell>
          <table:table-cell table:formula="of:=CONCATENATE(&quot;,['&quot;;[.A111];&quot;','&quot;;[.B111];&quot;']&quot;)" office:value-type="string" office:string-value=",['Comoros','Moroni']">
            <text:p>,['Comoros','Moroni']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Moscow</text:p>
          </table:table-cell>
          <table:table-cell table:formula="of:=CONCATENATE(&quot;,['&quot;;[.A112];&quot;','&quot;;[.B112];&quot;']&quot;)" office:value-type="string" office:string-value=",['Russia','Moscow']">
            <text:p>,['Russia','Moscow']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uscat</text:p>
          </table:table-cell>
          <table:table-cell table:formula="of:=CONCATENATE(&quot;,['&quot;;[.A113];&quot;','&quot;;[.B113];&quot;']&quot;)" office:value-type="string" office:string-value=",['Oman','Muscat']">
            <text:p>,['Oman','Muscat']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N\'Djamena</text:p>
          </table:table-cell>
          <table:table-cell table:formula="of:=CONCATENATE(&quot;,['&quot;;[.A114];&quot;','&quot;;[.B114];&quot;']&quot;)" office:value-type="string" office:string-value=",['Chad','N\'Djamena']">
            <text:p>,['Chad','N\'Djamena']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Nairobi</text:p>
          </table:table-cell>
          <table:table-cell table:formula="of:=CONCATENATE(&quot;,['&quot;;[.A115];&quot;','&quot;;[.B115];&quot;']&quot;)" office:value-type="string" office:string-value=",['Kenya','Nairobi']">
            <text:p>,['Kenya','Nairobi']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Nassau</text:p>
          </table:table-cell>
          <table:table-cell table:formula="of:=CONCATENATE(&quot;,['&quot;;[.A116];&quot;','&quot;;[.B116];&quot;']&quot;)" office:value-type="string" office:string-value=",['Bahamas','Nassau']">
            <text:p>,['Bahamas','Nassau']</text:p>
          </table:table-cell>
        </table:table-row>
        <table:table-row table:style-name="ro1">
          <table:table-cell office:value-type="string">
            <text:p>Myanmar (Burma)</text:p>
          </table:table-cell>
          <table:table-cell office:value-type="string">
            <text:p>Naypyidaw</text:p>
          </table:table-cell>
          <table:table-cell table:formula="of:=CONCATENATE(&quot;,['&quot;;[.A117];&quot;','&quot;;[.B117];&quot;']&quot;)" office:value-type="string" office:string-value=",['Myanmar (Burma)','Naypyidaw']">
            <text:p>,['Myanmar (Burma)','Naypyidaw']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New Delhi</text:p>
          </table:table-cell>
          <table:table-cell table:formula="of:=CONCATENATE(&quot;,['&quot;;[.A118];&quot;','&quot;;[.B118];&quot;']&quot;)" office:value-type="string" office:string-value=",['India','New Delhi']">
            <text:p>,['India','New Delhi']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Ngerulmud</text:p>
          </table:table-cell>
          <table:table-cell table:formula="of:=CONCATENATE(&quot;,['&quot;;[.A119];&quot;','&quot;;[.B119];&quot;']&quot;)" office:value-type="string" office:string-value=",['Palau','Ngerulmud']">
            <text:p>,['Palau','Ngerulmud']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iamey</text:p>
          </table:table-cell>
          <table:table-cell table:formula="of:=CONCATENATE(&quot;,['&quot;;[.A120];&quot;','&quot;;[.B120];&quot;']&quot;)" office:value-type="string" office:string-value=",['Niger','Niamey']">
            <text:p>,['Niger','Niamey']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Nicosia</text:p>
          </table:table-cell>
          <table:table-cell table:formula="of:=CONCATENATE(&quot;,['&quot;;[.A121];&quot;','&quot;;[.B121];&quot;']&quot;)" office:value-type="string" office:string-value=",['Cyprus','Nicosia']">
            <text:p>,['Cyprus','Nicosia']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Nouakchott</text:p>
          </table:table-cell>
          <table:table-cell table:formula="of:=CONCATENATE(&quot;,['&quot;;[.A122];&quot;','&quot;;[.B122];&quot;']&quot;)" office:value-type="string" office:string-value=",['Mauritania','Nouakchott']">
            <text:p>,['Mauritania','Nouakchott']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Nuku\ʻalofa</text:p>
          </table:table-cell>
          <table:table-cell table:formula="of:=CONCATENATE(&quot;,['&quot;;[.A123];&quot;','&quot;;[.B123];&quot;']&quot;)" office:value-type="string" office:string-value=",['Tonga','Nuku\ʻalofa']">
            <text:p>,['Tonga','Nuku\ʻalofa']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Oslo</text:p>
          </table:table-cell>
          <table:table-cell table:formula="of:=CONCATENATE(&quot;,['&quot;;[.A124];&quot;','&quot;;[.B124];&quot;']&quot;)" office:value-type="string" office:string-value=",['Norway','Oslo']">
            <text:p>,['Norway','Oslo']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Ottawa</text:p>
          </table:table-cell>
          <table:table-cell table:formula="of:=CONCATENATE(&quot;,['&quot;;[.A125];&quot;','&quot;;[.B125];&quot;']&quot;)" office:value-type="string" office:string-value=",['Canada','Ottawa']">
            <text:p>,['Canada','Ottawa']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Ouagadougou</text:p>
          </table:table-cell>
          <table:table-cell table:formula="of:=CONCATENATE(&quot;,['&quot;;[.A126];&quot;','&quot;;[.B126];&quot;']&quot;)" office:value-type="string" office:string-value=",['Burkina Faso','Ouagadougou']">
            <text:p>,['Burkina Faso','Ouagadougou']</text:p>
          </table:table-cell>
        </table:table-row>
        <table:table-row table:style-name="ro1">
          <table:table-cell office:value-type="string">
            <text:p>Micronesia</text:p>
          </table:table-cell>
          <table:table-cell office:value-type="string">
            <text:p>Palikir</text:p>
          </table:table-cell>
          <table:table-cell table:formula="of:=CONCATENATE(&quot;,['&quot;;[.A127];&quot;','&quot;;[.B127];&quot;']&quot;)" office:value-type="string" office:string-value=",['Micronesia','Palikir']">
            <text:p>,['Micronesia','Palikir']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nama City</text:p>
          </table:table-cell>
          <table:table-cell table:formula="of:=CONCATENATE(&quot;,['&quot;;[.A128];&quot;','&quot;;[.B128];&quot;']&quot;)" office:value-type="string" office:string-value=",['Panama','Panama City']">
            <text:p>,['Panama','Panama City']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Paramaribo</text:p>
          </table:table-cell>
          <table:table-cell table:formula="of:=CONCATENATE(&quot;,['&quot;;[.A129];&quot;','&quot;;[.B129];&quot;']&quot;)" office:value-type="string" office:string-value=",['Suriname','Paramaribo']">
            <text:p>,['Suriname','Paramaribo']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Paris</text:p>
          </table:table-cell>
          <table:table-cell table:formula="of:=CONCATENATE(&quot;,['&quot;;[.A130];&quot;','&quot;;[.B130];&quot;']&quot;)" office:value-type="string" office:string-value=",['France','Paris']">
            <text:p>,['France','Paris']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Phnom Penh</text:p>
          </table:table-cell>
          <table:table-cell table:formula="of:=CONCATENATE(&quot;,['&quot;;[.A131];&quot;','&quot;;[.B131];&quot;']&quot;)" office:value-type="string" office:string-value=",['Cambodia','Phnom Penh']">
            <text:p>,['Cambodia','Phnom Penh']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Podgorica</text:p>
          </table:table-cell>
          <table:table-cell table:formula="of:=CONCATENATE(&quot;,['&quot;;[.A132];&quot;','&quot;;[.B132];&quot;']&quot;)" office:value-type="string" office:string-value=",['Montenegro','Podgorica']">
            <text:p>,['Montenegro','Podgorica']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Port Louis</text:p>
          </table:table-cell>
          <table:table-cell table:formula="of:=CONCATENATE(&quot;,['&quot;;[.A133];&quot;','&quot;;[.B133];&quot;']&quot;)" office:value-type="string" office:string-value=",['Mauritius','Port Louis']">
            <text:p>,['Mauritius','Port Louis']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ort Moresby</text:p>
          </table:table-cell>
          <table:table-cell table:formula="of:=CONCATENATE(&quot;,['&quot;;[.A134];&quot;','&quot;;[.B134];&quot;']&quot;)" office:value-type="string" office:string-value=",['Papua New Guinea','Port Moresby']">
            <text:p>,['Papua New Guinea','Port Moresby']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Port of Spain</text:p>
          </table:table-cell>
          <table:table-cell table:formula="of:=CONCATENATE(&quot;,['&quot;;[.A135];&quot;','&quot;;[.B135];&quot;']&quot;)" office:value-type="string" office:string-value=",['Trinidad and Tobago','Port of Spain']">
            <text:p>,['Trinidad and Tobago','Port of Spain']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Port Vila</text:p>
          </table:table-cell>
          <table:table-cell table:formula="of:=CONCATENATE(&quot;,['&quot;;[.A136];&quot;','&quot;;[.B136];&quot;']&quot;)" office:value-type="string" office:string-value=",['Vanuatu','Port Vila']">
            <text:p>,['Vanuatu','Port Vila']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Port-au-Prince</text:p>
          </table:table-cell>
          <table:table-cell table:formula="of:=CONCATENATE(&quot;,['&quot;;[.A137];&quot;','&quot;;[.B137];&quot;']&quot;)" office:value-type="string" office:string-value=",['Haiti','Port-au-Prince']">
            <text:p>,['Haiti','Port-au-Prince']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Porto-Novo</text:p>
          </table:table-cell>
          <table:table-cell table:formula="of:=CONCATENATE(&quot;,['&quot;;[.A138];&quot;','&quot;;[.B138];&quot;']&quot;)" office:value-type="string" office:string-value=",['Benin','Porto-Novo']">
            <text:p>,['Benin','Porto-Novo']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Prague</text:p>
          </table:table-cell>
          <table:table-cell table:formula="of:=CONCATENATE(&quot;,['&quot;;[.A139];&quot;','&quot;;[.B139];&quot;']&quot;)" office:value-type="string" office:string-value=",['Czech Republic','Prague']">
            <text:p>,['Czech Republic','Prague']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string">
            <text:p>Praia</text:p>
          </table:table-cell>
          <table:table-cell table:formula="of:=CONCATENATE(&quot;,['&quot;;[.A140];&quot;','&quot;;[.B140];&quot;']&quot;)" office:value-type="string" office:string-value=",['Cabo Verde','Praia']">
            <text:p>,['Cabo Verde','Praia']</text:p>
          </table:table-cell>
        </table:table-row>
        <table:table-row table:style-name="ro4">
          <table:table-cell office:value-type="string">
            <text:p>South Africa</text:p>
          </table:table-cell>
          <table:table-cell office:value-type="string">
            <text:p>Pretoria (administrative), </text:p>
            <text:p>Cape Town (legislative), </text:p>
            <text:p>Bloemfontein (judicial)</text:p>
          </table:table-cell>
          <table:table-cell table:formula="of:=CONCATENATE(&quot;,['&quot;;[.A141];&quot;','&quot;;[.B141];&quot;']&quot;)" office:value-type="string" office:string-value=",['South Africa','Pretoria (administrative), &#10;Cape Town (legislative), &#10;Bloemfontein (judicial)']">
            <text:p>,['South Africa','Pretoria (administrative), <text:line-break/>Cape Town (legislative), <text:line-break/>Bloemfontein (judicial)']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Pristina</text:p>
          </table:table-cell>
          <table:table-cell table:formula="of:=CONCATENATE(&quot;,['&quot;;[.A142];&quot;','&quot;;[.B142];&quot;']&quot;)" office:value-type="string" office:string-value=",['Kosovo','Pristina']">
            <text:p>,['Kosovo','Pristina']</text:p>
          </table:table-cell>
        </table:table-row>
        <table:table-row table:style-name="ro1">
          <table:table-cell office:value-type="string">
            <text:p>North Korea</text:p>
          </table:table-cell>
          <table:table-cell office:value-type="string">
            <text:p>Pyongyang</text:p>
          </table:table-cell>
          <table:table-cell table:formula="of:=CONCATENATE(&quot;,['&quot;;[.A143];&quot;','&quot;;[.B143];&quot;']&quot;)" office:value-type="string" office:string-value=",['North Korea','Pyongyang']">
            <text:p>,['North Korea','Pyongyang']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Quito</text:p>
          </table:table-cell>
          <table:table-cell table:formula="of:=CONCATENATE(&quot;,['&quot;;[.A144];&quot;','&quot;;[.B144];&quot;']&quot;)" office:value-type="string" office:string-value=",['Ecuador','Quito']">
            <text:p>,['Ecuador','Quito']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Rabat</text:p>
          </table:table-cell>
          <table:table-cell table:formula="of:=CONCATENATE(&quot;,['&quot;;[.A145];&quot;','&quot;;[.B145];&quot;']&quot;)" office:value-type="string" office:string-value=",['Morocco','Rabat']">
            <text:p>,['Morocco','Rabat']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Reykjavik</text:p>
          </table:table-cell>
          <table:table-cell table:formula="of:=CONCATENATE(&quot;,['&quot;;[.A146];&quot;','&quot;;[.B146];&quot;']&quot;)" office:value-type="string" office:string-value=",['Iceland','Reykjavik']">
            <text:p>,['Iceland','Reykjavik']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Riga</text:p>
          </table:table-cell>
          <table:table-cell table:formula="of:=CONCATENATE(&quot;,['&quot;;[.A147];&quot;','&quot;;[.B147];&quot;']&quot;)" office:value-type="string" office:string-value=",['Latvia','Riga']">
            <text:p>,['Latvia','Riga']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Riyadh</text:p>
          </table:table-cell>
          <table:table-cell table:formula="of:=CONCATENATE(&quot;,['&quot;;[.A148];&quot;','&quot;;[.B148];&quot;']&quot;)" office:value-type="string" office:string-value=",['Saudi Arabia','Riyadh']">
            <text:p>,['Saudi Arabia','Riyadh']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Rome</text:p>
          </table:table-cell>
          <table:table-cell table:formula="of:=CONCATENATE(&quot;,['&quot;;[.A149];&quot;','&quot;;[.B149];&quot;']&quot;)" office:value-type="string" office:string-value=",['Italy','Rome']">
            <text:p>,['Italy','Rome']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Roseau</text:p>
          </table:table-cell>
          <table:table-cell table:formula="of:=CONCATENATE(&quot;,['&quot;;[.A150];&quot;','&quot;;[.B150];&quot;']&quot;)" office:value-type="string" office:string-value=",['Dominica','Roseau']">
            <text:p>,['Dominica','Roseau']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Saint George\'s</text:p>
          </table:table-cell>
          <table:table-cell table:formula="of:=CONCATENATE(&quot;,['&quot;;[.A151];&quot;','&quot;;[.B151];&quot;']&quot;)" office:value-type="string" office:string-value=",['Grenada','Saint George\'s']">
            <text:p>,['Grenada','Saint George\'s']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Saint John\'s</text:p>
          </table:table-cell>
          <table:table-cell table:formula="of:=CONCATENATE(&quot;,['&quot;;[.A152];&quot;','&quot;;[.B152];&quot;']&quot;)" office:value-type="string" office:string-value=",['Antigua and Barbuda','Saint John\'s']">
            <text:p>,['Antigua and Barbuda','Saint John\'s']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San Jose</text:p>
          </table:table-cell>
          <table:table-cell table:formula="of:=CONCATENATE(&quot;,['&quot;;[.A153];&quot;','&quot;;[.B153];&quot;']&quot;)" office:value-type="string" office:string-value=",['Costa Rica','San Jose']">
            <text:p>,['Costa Rica','San Jose']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an Marino</text:p>
          </table:table-cell>
          <table:table-cell table:formula="of:=CONCATENATE(&quot;,['&quot;;[.A154];&quot;','&quot;;[.B154];&quot;']&quot;)" office:value-type="string" office:string-value=",['San Marino','San Marino']">
            <text:p>,['San Marino','San Marino']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an Salvador</text:p>
          </table:table-cell>
          <table:table-cell table:formula="of:=CONCATENATE(&quot;,['&quot;;[.A155];&quot;','&quot;;[.B155];&quot;']&quot;)" office:value-type="string" office:string-value=",['El Salvador','San Salvador']">
            <text:p>,['El Salvador','San Salvador']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Sana\'a</text:p>
          </table:table-cell>
          <table:table-cell table:formula="of:=CONCATENATE(&quot;,['&quot;;[.A156];&quot;','&quot;;[.B156];&quot;']&quot;)" office:value-type="string" office:string-value=",['Yemen','Sana\'a']">
            <text:p>,['Yemen','Sana\'a']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Santiago</text:p>
          </table:table-cell>
          <table:table-cell table:formula="of:=CONCATENATE(&quot;,['&quot;;[.A157];&quot;','&quot;;[.B157];&quot;']&quot;)" office:value-type="string" office:string-value=",['Chile','Santiago']">
            <text:p>,['Chile','Santiago']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Santo Domingo</text:p>
          </table:table-cell>
          <table:table-cell table:formula="of:=CONCATENATE(&quot;,['&quot;;[.A158];&quot;','&quot;;[.B158];&quot;']&quot;)" office:value-type="string" office:string-value=",['Dominican Republic','Santo Domingo']">
            <text:p>,['Dominican Republic','Santo Domingo']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ão Tomé</text:p>
          </table:table-cell>
          <table:table-cell table:formula="of:=CONCATENATE(&quot;,['&quot;;[.A159];&quot;','&quot;;[.B159];&quot;']&quot;)" office:value-type="string" office:string-value=",['Sao Tome and Principe','São Tomé']">
            <text:p>,['Sao Tome and Principe','São Tomé']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Sarajevo</text:p>
          </table:table-cell>
          <table:table-cell table:formula="of:=CONCATENATE(&quot;,['&quot;;[.A160];&quot;','&quot;;[.B160];&quot;']&quot;)" office:value-type="string" office:string-value=",['Bosnia and Herzegovina','Sarajevo']">
            <text:p>,['Bosnia and Herzegovina','Sarajevo']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Seoul</text:p>
          </table:table-cell>
          <table:table-cell table:formula="of:=CONCATENATE(&quot;,['&quot;;[.A161];&quot;','&quot;;[.B161];&quot;']&quot;)" office:value-type="string" office:string-value=",['South Korea','Seoul']">
            <text:p>,['South Korea','Seoul']</text:p>
          </table:table-cell>
        </table:table-row>
        <table:table-row table:style-name="ro1">
          <table:table-cell table:number-columns-repeated="2" office:value-type="string">
            <text:p>Singapore</text:p>
          </table:table-cell>
          <table:table-cell table:formula="of:=CONCATENATE(&quot;,['&quot;;[.A162];&quot;','&quot;;[.B162];&quot;']&quot;)" office:value-type="string" office:string-value=",['Singapore','Singapore']">
            <text:p>,['Singapore','Singapore']</text:p>
          </table:table-cell>
        </table:table-row>
        <table:table-row table:style-name="ro1">
          <table:table-cell office:value-type="string">
            <text:p>Macedonia (FYROM)</text:p>
          </table:table-cell>
          <table:table-cell office:value-type="string">
            <text:p>Skopje</text:p>
          </table:table-cell>
          <table:table-cell table:formula="of:=CONCATENATE(&quot;,['&quot;;[.A163];&quot;','&quot;;[.B163];&quot;']&quot;)" office:value-type="string" office:string-value=",['Macedonia (FYROM)','Skopje']">
            <text:p>,['Macedonia (FYROM)','Skopje']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Sofia</text:p>
          </table:table-cell>
          <table:table-cell table:formula="of:=CONCATENATE(&quot;,['&quot;;[.A164];&quot;','&quot;;[.B164];&quot;']&quot;)" office:value-type="string" office:string-value=",['Bulgaria','Sofia']">
            <text:p>,['Bulgaria','Sofia']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Sri Jayawardenepura Kotte</text:p>
          </table:table-cell>
          <table:table-cell table:formula="of:=CONCATENATE(&quot;,['&quot;;[.A165];&quot;','&quot;;[.B165];&quot;']&quot;)" office:value-type="string" office:string-value=",['Sri Lanka','Sri Jayawardenepura Kotte']">
            <text:p>,['Sri Lanka','Sri Jayawardenepura Kotte']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tockholm</text:p>
          </table:table-cell>
          <table:table-cell table:formula="of:=CONCATENATE(&quot;,['&quot;;[.A166];&quot;','&quot;;[.B166];&quot;']&quot;)" office:value-type="string" office:string-value=",['Sweden','Stockholm']">
            <text:p>,['Sweden','Stockholm']</text:p>
          </table:table-cell>
        </table:table-row>
        <table:table-row table:style-name="ro3">
          <table:table-cell office:value-type="string">
            <text:p>Bolivia</text:p>
          </table:table-cell>
          <table:table-cell office:value-type="string">
            <text:p>Sucre (de jure), </text:p>
            <text:p>La Paz (seat of government)</text:p>
          </table:table-cell>
          <table:table-cell table:formula="of:=CONCATENATE(&quot;,['&quot;;[.A167];&quot;','&quot;;[.B167];&quot;']&quot;)" office:value-type="string" office:string-value=",['Bolivia','Sucre (de jure), &#10;La Paz (seat of government)']">
            <text:p>,['Bolivia','Sucre (de jure), <text:line-break/>La Paz (seat of government)']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Suva</text:p>
          </table:table-cell>
          <table:table-cell table:formula="of:=CONCATENATE(&quot;,['&quot;;[.A168];&quot;','&quot;;[.B168];&quot;']&quot;)" office:value-type="string" office:string-value=",['Fiji','Suva']">
            <text:p>,['Fiji','Suva']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string">
            <text:p>Taipei</text:p>
          </table:table-cell>
          <table:table-cell table:formula="of:=CONCATENATE(&quot;,['&quot;;[.A169];&quot;','&quot;;[.B169];&quot;']&quot;)" office:value-type="string" office:string-value=",['Taiwan','Taipei']">
            <text:p>,['Taiwan','Taipei']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allinn</text:p>
          </table:table-cell>
          <table:table-cell table:formula="of:=CONCATENATE(&quot;,['&quot;;[.A170];&quot;','&quot;;[.B170];&quot;']&quot;)" office:value-type="string" office:string-value=",['Estonia','Tallinn']">
            <text:p>,['Estonia','Tallinn']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Tarawa</text:p>
          </table:table-cell>
          <table:table-cell table:formula="of:=CONCATENATE(&quot;,['&quot;;[.A171];&quot;','&quot;;[.B171];&quot;']&quot;)" office:value-type="string" office:string-value=",['Kiribati','Tarawa']">
            <text:p>,['Kiribati','Tarawa']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Tashkent</text:p>
          </table:table-cell>
          <table:table-cell table:formula="of:=CONCATENATE(&quot;,['&quot;;[.A172];&quot;','&quot;;[.B172];&quot;']&quot;)" office:value-type="string" office:string-value=",['Uzbekistan','Tashkent']">
            <text:p>,['Uzbekistan','Tashkent']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Tbilisi</text:p>
          </table:table-cell>
          <table:table-cell table:formula="of:=CONCATENATE(&quot;,['&quot;;[.A173];&quot;','&quot;;[.B173];&quot;']&quot;)" office:value-type="string" office:string-value=",['Georgia','Tbilisi']">
            <text:p>,['Georgia','Tbilisi']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Tegucigalpa</text:p>
          </table:table-cell>
          <table:table-cell table:formula="of:=CONCATENATE(&quot;,['&quot;;[.A174];&quot;','&quot;;[.B174];&quot;']&quot;)" office:value-type="string" office:string-value=",['Honduras','Tegucigalpa']">
            <text:p>,['Honduras','Tegucigalpa']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ehran</text:p>
          </table:table-cell>
          <table:table-cell table:formula="of:=CONCATENATE(&quot;,['&quot;;[.A175];&quot;','&quot;;[.B175];&quot;']&quot;)" office:value-type="string" office:string-value=",['Iran','Tehran']">
            <text:p>,['Iran','Tehran']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Thimphu</text:p>
          </table:table-cell>
          <table:table-cell table:formula="of:=CONCATENATE(&quot;,['&quot;;[.A176];&quot;','&quot;;[.B176];&quot;']&quot;)" office:value-type="string" office:string-value=",['Bhutan','Thimphu']">
            <text:p>,['Bhutan','Thimphu']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Tirana</text:p>
          </table:table-cell>
          <table:table-cell table:formula="of:=CONCATENATE(&quot;,['&quot;;[.A177];&quot;','&quot;;[.B177];&quot;']&quot;)" office:value-type="string" office:string-value=",['Albania','Tirana']">
            <text:p>,['Albania','Tirana']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Tokyo</text:p>
          </table:table-cell>
          <table:table-cell table:formula="of:=CONCATENATE(&quot;,['&quot;;[.A178];&quot;','&quot;;[.B178];&quot;']&quot;)" office:value-type="string" office:string-value=",['Japan','Tokyo']">
            <text:p>,['Japan','Tokyo']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Tripoli</text:p>
          </table:table-cell>
          <table:table-cell table:formula="of:=CONCATENATE(&quot;,['&quot;;[.A179];&quot;','&quot;;[.B179];&quot;']&quot;)" office:value-type="string" office:string-value=",['Libya','Tripoli']">
            <text:p>,['Libya','Tripoli']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is</text:p>
          </table:table-cell>
          <table:table-cell table:formula="of:=CONCATENATE(&quot;,['&quot;;[.A180];&quot;','&quot;;[.B180];&quot;']&quot;)" office:value-type="string" office:string-value=",['Tunisia','Tunis']">
            <text:p>,['Tunisia','Tunis']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Ulaanbaatar</text:p>
          </table:table-cell>
          <table:table-cell table:formula="of:=CONCATENATE(&quot;,['&quot;;[.A181];&quot;','&quot;;[.B181];&quot;']&quot;)" office:value-type="string" office:string-value=",['Mongolia','Ulaanbaatar']">
            <text:p>,['Mongolia','Ulaanbaatar']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Vaduz</text:p>
          </table:table-cell>
          <table:table-cell table:formula="of:=CONCATENATE(&quot;,['&quot;;[.A182];&quot;','&quot;;[.B182];&quot;']&quot;)" office:value-type="string" office:string-value=",['Liechtenstein','Vaduz']">
            <text:p>,['Liechtenstein','Vaduz']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Valletta</text:p>
          </table:table-cell>
          <table:table-cell table:formula="of:=CONCATENATE(&quot;,['&quot;;[.A183];&quot;','&quot;;[.B183];&quot;']&quot;)" office:value-type="string" office:string-value=",['Malta','Valletta']">
            <text:p>,['Malta','Valletta']</text:p>
          </table:table-cell>
        </table:table-row>
        <table:table-row table:style-name="ro1">
          <table:table-cell office:value-type="string">
            <text:p>Vatican City (Holy See)</text:p>
          </table:table-cell>
          <table:table-cell office:value-type="string">
            <text:p>Vatican City</text:p>
          </table:table-cell>
          <table:table-cell table:formula="of:=CONCATENATE(&quot;,['&quot;;[.A184];&quot;','&quot;;[.B184];&quot;']&quot;)" office:value-type="string" office:string-value=",['Vatican City (Holy See)','Vatican City']">
            <text:p>,['Vatican City (Holy See)','Vatican City']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Victoria</text:p>
          </table:table-cell>
          <table:table-cell table:formula="of:=CONCATENATE(&quot;,['&quot;;[.A185];&quot;','&quot;;[.B185];&quot;']&quot;)" office:value-type="string" office:string-value=",['Seychelles','Victoria']">
            <text:p>,['Seychelles','Victoria']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Vienna</text:p>
          </table:table-cell>
          <table:table-cell table:formula="of:=CONCATENATE(&quot;,['&quot;;[.A186];&quot;','&quot;;[.B186];&quot;']&quot;)" office:value-type="string" office:string-value=",['Austria','Vienna']">
            <text:p>,['Austria','Vienna']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Vientiane</text:p>
          </table:table-cell>
          <table:table-cell table:formula="of:=CONCATENATE(&quot;,['&quot;;[.A187];&quot;','&quot;;[.B187];&quot;']&quot;)" office:value-type="string" office:string-value=",['Laos','Vientiane']">
            <text:p>,['Laos','Vientiane']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Vilnius</text:p>
          </table:table-cell>
          <table:table-cell table:formula="of:=CONCATENATE(&quot;,['&quot;;[.A188];&quot;','&quot;;[.B188];&quot;']&quot;)" office:value-type="string" office:string-value=",['Lithuania','Vilnius']">
            <text:p>,['Lithuania','Vilnius']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Warsaw</text:p>
          </table:table-cell>
          <table:table-cell table:formula="of:=CONCATENATE(&quot;,['&quot;;[.A189];&quot;','&quot;;[.B189];&quot;']&quot;)" office:value-type="string" office:string-value=",['Poland','Warsaw']">
            <text:p>,['Poland','Warsaw']</text:p>
          </table:table-cell>
        </table:table-row>
        <table:table-row table:style-name="ro1">
          <table:table-cell office:value-type="string">
            <text:p>United States of America</text:p>
          </table:table-cell>
          <table:table-cell office:value-type="string">
            <text:p>Washington, D.C.</text:p>
          </table:table-cell>
          <table:table-cell table:formula="of:=CONCATENATE(&quot;,['&quot;;[.A190];&quot;','&quot;;[.B190];&quot;']&quot;)" office:value-type="string" office:string-value=",['United States of America','Washington, D.C.']">
            <text:p>,['United States of America','Washington, D.C.']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Wellington</text:p>
          </table:table-cell>
          <table:table-cell table:formula="of:=CONCATENATE(&quot;,['&quot;;[.A191];&quot;','&quot;;[.B191];&quot;']&quot;)" office:value-type="string" office:string-value=",['New Zealand','Wellington']">
            <text:p>,['New Zealand','Wellington']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Windhoek</text:p>
          </table:table-cell>
          <table:table-cell table:formula="of:=CONCATENATE(&quot;,['&quot;;[.A192];&quot;','&quot;;[.B192];&quot;']&quot;)" office:value-type="string" office:string-value=",['Namibia','Windhoek']">
            <text:p>,['Namibia','Windhoek']</text:p>
          </table:table-cell>
        </table:table-row>
        <table:table-row table:style-name="ro1">
          <table:table-cell office:value-type="string">
            <text:p>Cote d\'Ivoire</text:p>
          </table:table-cell>
          <table:table-cell office:value-type="string">
            <text:p>Yamoussoukro</text:p>
          </table:table-cell>
          <table:table-cell table:formula="of:=CONCATENATE(&quot;,['&quot;;[.A193];&quot;','&quot;;[.B193];&quot;']&quot;)" office:value-type="string" office:string-value=",['Cote d\'Ivoire','Yamoussoukro']">
            <text:p>,['Cote d\'Ivoire','Yamoussoukro']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Yaounde</text:p>
          </table:table-cell>
          <table:table-cell table:formula="of:=CONCATENATE(&quot;,['&quot;;[.A194];&quot;','&quot;;[.B194];&quot;']&quot;)" office:value-type="string" office:string-value=",['Cameroon','Yaounde']">
            <text:p>,['Cameroon','Yaounde']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Yaren District (de facto)</text:p>
          </table:table-cell>
          <table:table-cell table:formula="of:=CONCATENATE(&quot;,['&quot;;[.A195];&quot;','&quot;;[.B195];&quot;']&quot;)" office:value-type="string" office:string-value=",['Nauru','Yaren District (de facto)']">
            <text:p>,['Nauru','Yaren District (de facto)']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Yerevan</text:p>
          </table:table-cell>
          <table:table-cell table:formula="of:=CONCATENATE(&quot;,['&quot;;[.A196];&quot;','&quot;;[.B196];&quot;']&quot;)" office:value-type="string" office:string-value=",['Armenia','Yerevan']">
            <text:p>,['Armenia','Yerevan']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Zagreb</text:p>
          </table:table-cell>
          <table:table-cell table:formula="of:=CONCATENATE(&quot;,['&quot;;[.A197];&quot;','&quot;;[.B197];&quot;']&quot;)" office:value-type="string" office:string-value=",['Croatia','Zagreb']">
            <text:p>,['Croatia','Zagreb']</text:p>
          </table:table-cell>
        </table:table-row>
      </table:table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Afghanistan</text:p>
          </table:table-cell>
          <table:table-cell office:value-type="string">
            <text:p>Kabul</text:p>
          </table:table-cell>
          <table:table-cell table:formula="of:=CONCATENATE(&quot;,['&quot;;[.A1];&quot;','&quot;;[.B1];&quot;']&quot;)" office:value-type="string" office:string-value=",['Afghanistan','Kabul']">
            <text:p>,['Afghanistan','Kabul']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Tirana</text:p>
          </table:table-cell>
          <table:table-cell table:formula="of:=CONCATENATE(&quot;,['&quot;;[.A2];&quot;','&quot;;[.B2];&quot;']&quot;)" office:value-type="string" office:string-value=",['Albania','Tirana']">
            <text:p>,['Albania','Tirana']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Algiers</text:p>
          </table:table-cell>
          <table:table-cell table:formula="of:=CONCATENATE(&quot;,['&quot;;[.A3];&quot;','&quot;;[.B3];&quot;']&quot;)" office:value-type="string" office:string-value=",['Algeria','Algiers']">
            <text:p>,['Algeria','Algiers']</text:p>
          </table:table-cell>
        </table:table-row>
        <table:table-row table:style-name="ro2">
          <table:table-cell office:value-type="string">
            <text:p>Andorra</text:p>
          </table:table-cell>
          <table:table-cell office:value-type="string">
            <text:p>Andorra la Vella</text:p>
          </table:table-cell>
          <table:table-cell table:formula="of:=CONCATENATE(&quot;,['&quot;;[.A4];&quot;','&quot;;[.B4];&quot;']&quot;)" office:value-type="string" office:string-value=",['Andorra','Andorra la Vella']">
            <text:p>,['Andorra','Andorra la Vella']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Luanda</text:p>
          </table:table-cell>
          <table:table-cell table:formula="of:=CONCATENATE(&quot;,['&quot;;[.A5];&quot;','&quot;;[.B5];&quot;']&quot;)" office:value-type="string" office:string-value=",['Angola','Luanda']">
            <text:p>,['Angola','Luanda']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Saint John\'s</text:p>
          </table:table-cell>
          <table:table-cell table:formula="of:=CONCATENATE(&quot;,['&quot;;[.A6];&quot;','&quot;;[.B6];&quot;']&quot;)" office:value-type="string" office:string-value=",['Antigua and Barbuda','Saint John\'s']">
            <text:p>,['Antigua and Barbuda','Saint John\'s']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Buenos Aires</text:p>
          </table:table-cell>
          <table:table-cell table:formula="of:=CONCATENATE(&quot;,['&quot;;[.A7];&quot;','&quot;;[.B7];&quot;']&quot;)" office:value-type="string" office:string-value=",['Argentina','Buenos Aires']">
            <text:p>,['Argentina','Buenos Aires']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Yerevan</text:p>
          </table:table-cell>
          <table:table-cell table:formula="of:=CONCATENATE(&quot;,['&quot;;[.A8];&quot;','&quot;;[.B8];&quot;']&quot;)" office:value-type="string" office:string-value=",['Armenia','Yerevan']">
            <text:p>,['Armenia','Yerevan']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Canberra</text:p>
          </table:table-cell>
          <table:table-cell table:formula="of:=CONCATENATE(&quot;,['&quot;;[.A9];&quot;','&quot;;[.B9];&quot;']&quot;)" office:value-type="string" office:string-value=",['Australia','Canberra']">
            <text:p>,['Australia','Canberra']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Vienna</text:p>
          </table:table-cell>
          <table:table-cell table:formula="of:=CONCATENATE(&quot;,['&quot;;[.A10];&quot;','&quot;;[.B10];&quot;']&quot;)" office:value-type="string" office:string-value=",['Austria','Vienna']">
            <text:p>,['Austria','Vienna']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Baku</text:p>
          </table:table-cell>
          <table:table-cell table:formula="of:=CONCATENATE(&quot;,['&quot;;[.A11];&quot;','&quot;;[.B11];&quot;']&quot;)" office:value-type="string" office:string-value=",['Azerbaijan','Baku']">
            <text:p>,['Azerbaijan','Baku']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Nassau</text:p>
          </table:table-cell>
          <table:table-cell table:formula="of:=CONCATENATE(&quot;,['&quot;;[.A12];&quot;','&quot;;[.B12];&quot;']&quot;)" office:value-type="string" office:string-value=",['Bahamas','Nassau']">
            <text:p>,['Bahamas','Nassau']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Manama</text:p>
          </table:table-cell>
          <table:table-cell table:formula="of:=CONCATENATE(&quot;,['&quot;;[.A13];&quot;','&quot;;[.B13];&quot;']&quot;)" office:value-type="string" office:string-value=",['Bahrain','Manama']">
            <text:p>,['Bahrain','Manama']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Dhaka</text:p>
          </table:table-cell>
          <table:table-cell table:formula="of:=CONCATENATE(&quot;,['&quot;;[.A14];&quot;','&quot;;[.B14];&quot;']&quot;)" office:value-type="string" office:string-value=",['Bangladesh','Dhaka']">
            <text:p>,['Bangladesh','Dhaka']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Bridgetown</text:p>
          </table:table-cell>
          <table:table-cell table:formula="of:=CONCATENATE(&quot;,['&quot;;[.A15];&quot;','&quot;;[.B15];&quot;']&quot;)" office:value-type="string" office:string-value=",['Barbados','Bridgetown']">
            <text:p>,['Barbados','Bridgetown']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Minsk</text:p>
          </table:table-cell>
          <table:table-cell table:formula="of:=CONCATENATE(&quot;,['&quot;;[.A16];&quot;','&quot;;[.B16];&quot;']&quot;)" office:value-type="string" office:string-value=",['Belarus','Minsk']">
            <text:p>,['Belarus','Minsk']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Brussels</text:p>
          </table:table-cell>
          <table:table-cell table:formula="of:=CONCATENATE(&quot;,['&quot;;[.A17];&quot;','&quot;;[.B17];&quot;']&quot;)" office:value-type="string" office:string-value=",['Belgium','Brussels']">
            <text:p>,['Belgium','Brussels']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Belmopan</text:p>
          </table:table-cell>
          <table:table-cell table:formula="of:=CONCATENATE(&quot;,['&quot;;[.A18];&quot;','&quot;;[.B18];&quot;']&quot;)" office:value-type="string" office:string-value=",['Belize','Belmopan']">
            <text:p>,['Belize','Belmopan']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Porto-Novo</text:p>
          </table:table-cell>
          <table:table-cell table:formula="of:=CONCATENATE(&quot;,['&quot;;[.A19];&quot;','&quot;;[.B19];&quot;']&quot;)" office:value-type="string" office:string-value=",['Benin','Porto-Novo']">
            <text:p>,['Benin','Porto-Novo']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Thimphu</text:p>
          </table:table-cell>
          <table:table-cell table:formula="of:=CONCATENATE(&quot;,['&quot;;[.A20];&quot;','&quot;;[.B20];&quot;']&quot;)" office:value-type="string" office:string-value=",['Bhutan','Thimphu']">
            <text:p>,['Bhutan','Thimphu']</text:p>
          </table:table-cell>
        </table:table-row>
        <table:table-row table:style-name="ro5">
          <table:table-cell office:value-type="string">
            <text:p>Bolivia</text:p>
          </table:table-cell>
          <table:table-cell office:value-type="string">
            <text:p>Sucre (de jure), </text:p>
            <text:p>La Paz (seat of government)</text:p>
          </table:table-cell>
          <table:table-cell table:formula="of:=CONCATENATE(&quot;,['&quot;;[.A21];&quot;','&quot;;[.B21];&quot;']&quot;)" office:value-type="string" office:string-value=",['Bolivia','Sucre (de jure), &#10;La Paz (seat of government)']">
            <text:p>,['Bolivia','Sucre (de jure), <text:line-break/>La Paz (seat of government)']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string">
            <text:p>Sarajevo</text:p>
          </table:table-cell>
          <table:table-cell table:formula="of:=CONCATENATE(&quot;,['&quot;;[.A22];&quot;','&quot;;[.B22];&quot;']&quot;)" office:value-type="string" office:string-value=",['Bosnia and Herzegovina','Sarajevo']">
            <text:p>,['Bosnia and Herzegovina','Sarajevo']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Gaborone</text:p>
          </table:table-cell>
          <table:table-cell table:formula="of:=CONCATENATE(&quot;,['&quot;;[.A23];&quot;','&quot;;[.B23];&quot;']&quot;)" office:value-type="string" office:string-value=",['Botswana','Gaborone']">
            <text:p>,['Botswana','Gaborone']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Brasilia</text:p>
          </table:table-cell>
          <table:table-cell table:formula="of:=CONCATENATE(&quot;,['&quot;;[.A24];&quot;','&quot;;[.B24];&quot;']&quot;)" office:value-type="string" office:string-value=",['Brazil','Brasilia']">
            <text:p>,['Brazil','Brasilia']</text:p>
          </table:table-cell>
        </table:table-row>
        <table:table-row table:style-name="ro2">
          <table:table-cell office:value-type="string">
            <text:p>Brunei</text:p>
          </table:table-cell>
          <table:table-cell office:value-type="string">
            <text:p>Bandar Seri Begawan</text:p>
          </table:table-cell>
          <table:table-cell table:formula="of:=CONCATENATE(&quot;,['&quot;;[.A25];&quot;','&quot;;[.B25];&quot;']&quot;)" office:value-type="string" office:string-value=",['Brunei','Bandar Seri Begawan']">
            <text:p>,['Brunei','Bandar Seri Begawan']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Sofia</text:p>
          </table:table-cell>
          <table:table-cell table:formula="of:=CONCATENATE(&quot;,['&quot;;[.A26];&quot;','&quot;;[.B26];&quot;']&quot;)" office:value-type="string" office:string-value=",['Bulgaria','Sofia']">
            <text:p>,['Bulgaria','Sofia']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Ouagadougou</text:p>
          </table:table-cell>
          <table:table-cell table:formula="of:=CONCATENATE(&quot;,['&quot;;[.A27];&quot;','&quot;;[.B27];&quot;']&quot;)" office:value-type="string" office:string-value=",['Burkina Faso','Ouagadougou']">
            <text:p>,['Burkina Faso','Ouagadougou']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Bujumbura</text:p>
          </table:table-cell>
          <table:table-cell table:formula="of:=CONCATENATE(&quot;,['&quot;;[.A28];&quot;','&quot;;[.B28];&quot;']&quot;)" office:value-type="string" office:string-value=",['Burundi','Bujumbura']">
            <text:p>,['Burundi','Bujumbura']</text:p>
          </table:table-cell>
        </table:table-row>
        <table:table-row table:style-name="ro1">
          <table:table-cell office:value-type="string">
            <text:p>Cabo Verde</text:p>
          </table:table-cell>
          <table:table-cell office:value-type="string">
            <text:p>Praia</text:p>
          </table:table-cell>
          <table:table-cell table:formula="of:=CONCATENATE(&quot;,['&quot;;[.A29];&quot;','&quot;;[.B29];&quot;']&quot;)" office:value-type="string" office:string-value=",['Cabo Verde','Praia']">
            <text:p>,['Cabo Verde','Praia']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Phnom Penh</text:p>
          </table:table-cell>
          <table:table-cell table:formula="of:=CONCATENATE(&quot;,['&quot;;[.A30];&quot;','&quot;;[.B30];&quot;']&quot;)" office:value-type="string" office:string-value=",['Cambodia','Phnom Penh']">
            <text:p>,['Cambodia','Phnom Penh']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Yaounde</text:p>
          </table:table-cell>
          <table:table-cell table:formula="of:=CONCATENATE(&quot;,['&quot;;[.A31];&quot;','&quot;;[.B31];&quot;']&quot;)" office:value-type="string" office:string-value=",['Cameroon','Yaounde']">
            <text:p>,['Cameroon','Yaounde']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string">
            <text:p>Ottawa</text:p>
          </table:table-cell>
          <table:table-cell table:formula="of:=CONCATENATE(&quot;,['&quot;;[.A32];&quot;','&quot;;[.B32];&quot;']&quot;)" office:value-type="string" office:string-value=",['Canada','Ottawa']">
            <text:p>,['Canada','Ottawa']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Bangui</text:p>
          </table:table-cell>
          <table:table-cell table:formula="of:=CONCATENATE(&quot;,['&quot;;[.A33];&quot;','&quot;;[.B33];&quot;']&quot;)" office:value-type="string" office:string-value=",['Central African Republic','Bangui']">
            <text:p>,['Central African Republic','Bangui']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N\'Djamena</text:p>
          </table:table-cell>
          <table:table-cell table:formula="of:=CONCATENATE(&quot;,['&quot;;[.A34];&quot;','&quot;;[.B34];&quot;']&quot;)" office:value-type="string" office:string-value=",['Chad','N\'Djamena']">
            <text:p>,['Chad','N\'Djamena']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Santiago</text:p>
          </table:table-cell>
          <table:table-cell table:formula="of:=CONCATENATE(&quot;,['&quot;;[.A35];&quot;','&quot;;[.B35];&quot;']&quot;)" office:value-type="string" office:string-value=",['Chile','Santiago']">
            <text:p>,['Chile','Santiago']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Beijing</text:p>
          </table:table-cell>
          <table:table-cell table:formula="of:=CONCATENATE(&quot;,['&quot;;[.A36];&quot;','&quot;;[.B36];&quot;']&quot;)" office:value-type="string" office:string-value=",['China','Beijing']">
            <text:p>,['China','Beijing']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Bogotá</text:p>
          </table:table-cell>
          <table:table-cell table:formula="of:=CONCATENATE(&quot;,['&quot;;[.A37];&quot;','&quot;;[.B37];&quot;']&quot;)" office:value-type="string" office:string-value=",['Colombia','Bogotá']">
            <text:p>,['Colombia','Bogotá']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Moroni</text:p>
          </table:table-cell>
          <table:table-cell table:formula="of:=CONCATENATE(&quot;,['&quot;;[.A38];&quot;','&quot;;[.B38];&quot;']&quot;)" office:value-type="string" office:string-value=",['Comoros','Moroni']">
            <text:p>,['Comoros','Moroni']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San Jose</text:p>
          </table:table-cell>
          <table:table-cell table:formula="of:=CONCATENATE(&quot;,['&quot;;[.A39];&quot;','&quot;;[.B39];&quot;']&quot;)" office:value-type="string" office:string-value=",['Costa Rica','San Jose']">
            <text:p>,['Costa Rica','San Jose']</text:p>
          </table:table-cell>
        </table:table-row>
        <table:table-row table:style-name="ro2">
          <table:table-cell office:value-type="string">
            <text:p>Cote d'Ivoire</text:p>
          </table:table-cell>
          <table:table-cell office:value-type="string">
            <text:p>Yamoussoukro</text:p>
          </table:table-cell>
          <table:table-cell table:formula="of:=CONCATENATE(&quot;,['&quot;;[.A40];&quot;','&quot;;[.B40];&quot;']&quot;)" office:value-type="string" office:string-value=",['Cote d'Ivoire','Yamoussoukro']">
            <text:p>,['Cote d'Ivoire','Yamoussoukro']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Zagreb</text:p>
          </table:table-cell>
          <table:table-cell table:formula="of:=CONCATENATE(&quot;,['&quot;;[.A41];&quot;','&quot;;[.B41];&quot;']&quot;)" office:value-type="string" office:string-value=",['Croatia','Zagreb']">
            <text:p>,['Croatia','Zagreb']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Havana</text:p>
          </table:table-cell>
          <table:table-cell table:formula="of:=CONCATENATE(&quot;,['&quot;;[.A42];&quot;','&quot;;[.B42];&quot;']&quot;)" office:value-type="string" office:string-value=",['Cuba','Havana']">
            <text:p>,['Cuba','Havana']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Nicosia</text:p>
          </table:table-cell>
          <table:table-cell table:formula="of:=CONCATENATE(&quot;,['&quot;;[.A43];&quot;','&quot;;[.B43];&quot;']&quot;)" office:value-type="string" office:string-value=",['Cyprus','Nicosia']">
            <text:p>,['Cyprus','Nicosia']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Prague</text:p>
          </table:table-cell>
          <table:table-cell table:formula="of:=CONCATENATE(&quot;,['&quot;;[.A44];&quot;','&quot;;[.B44];&quot;']&quot;)" office:value-type="string" office:string-value=",['Czech Republic','Prague']">
            <text:p>,['Czech Republic','Prague']</text:p>
          </table:table-cell>
        </table:table-row>
        <table:table-row table:style-name="ro2">
          <table:table-cell office:value-type="string">
            <text:p>Democratic Republic of the Congo</text:p>
          </table:table-cell>
          <table:table-cell office:value-type="string">
            <text:p>Kinshasa</text:p>
          </table:table-cell>
          <table:table-cell table:formula="of:=CONCATENATE(&quot;,['&quot;;[.A45];&quot;','&quot;;[.B45];&quot;']&quot;)" office:value-type="string" office:string-value=",['Democratic Republic of the Congo','Kinshasa']">
            <text:p>,['Democratic Republic of the Congo','Kinshasa']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Copenhagen</text:p>
          </table:table-cell>
          <table:table-cell table:formula="of:=CONCATENATE(&quot;,['&quot;;[.A46];&quot;','&quot;;[.B46];&quot;']&quot;)" office:value-type="string" office:string-value=",['Denmark','Copenhagen']">
            <text:p>,['Denmark','Copenhagen']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Djibouti (city)</text:p>
          </table:table-cell>
          <table:table-cell table:formula="of:=CONCATENATE(&quot;,['&quot;;[.A47];&quot;','&quot;;[.B47];&quot;']&quot;)" office:value-type="string" office:string-value=",['Djibouti','Djibouti (city)']">
            <text:p>,['Djibouti','Djibouti (city)']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Roseau</text:p>
          </table:table-cell>
          <table:table-cell table:formula="of:=CONCATENATE(&quot;,['&quot;;[.A48];&quot;','&quot;;[.B48];&quot;']&quot;)" office:value-type="string" office:string-value=",['Dominica','Roseau']">
            <text:p>,['Dominica','Roseau']</text:p>
          </table:table-cell>
        </table:table-row>
        <table:table-row table:style-name="ro2">
          <table:table-cell office:value-type="string">
            <text:p>Dominican Republic</text:p>
          </table:table-cell>
          <table:table-cell office:value-type="string">
            <text:p>Santo Domingo</text:p>
          </table:table-cell>
          <table:table-cell table:formula="of:=CONCATENATE(&quot;,['&quot;;[.A49];&quot;','&quot;;[.B49];&quot;']&quot;)" office:value-type="string" office:string-value=",['Dominican Republic','Santo Domingo']">
            <text:p>,['Dominican Republic','Santo Domingo']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Quito</text:p>
          </table:table-cell>
          <table:table-cell table:formula="of:=CONCATENATE(&quot;,['&quot;;[.A50];&quot;','&quot;;[.B50];&quot;']&quot;)" office:value-type="string" office:string-value=",['Ecuador','Quito']">
            <text:p>,['Ecuador','Quito']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Cairo</text:p>
          </table:table-cell>
          <table:table-cell table:formula="of:=CONCATENATE(&quot;,['&quot;;[.A51];&quot;','&quot;;[.B51];&quot;']&quot;)" office:value-type="string" office:string-value=",['Egypt','Cairo']">
            <text:p>,['Egypt','Cairo']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San Salvador</text:p>
          </table:table-cell>
          <table:table-cell table:formula="of:=CONCATENATE(&quot;,['&quot;;[.A52];&quot;','&quot;;[.B52];&quot;']&quot;)" office:value-type="string" office:string-value=",['El Salvador','San Salvador']">
            <text:p>,['El Salvador','San Salvador']</text:p>
          </table:table-cell>
        </table:table-row>
        <table:table-row table:style-name="ro5">
          <table:table-cell office:value-type="string">
            <text:p>Equatorial Guinea</text:p>
          </table:table-cell>
          <table:table-cell office:value-type="string">
            <text:p>Malabo (de jure), </text:p>
            <text:p>Oyala (seat of government)</text:p>
          </table:table-cell>
          <table:table-cell table:formula="of:=CONCATENATE(&quot;,['&quot;;[.A53];&quot;','&quot;;[.B53];&quot;']&quot;)" office:value-type="string" office:string-value=",['Equatorial Guinea','Malabo (de jure), &#10;Oyala (seat of government)']">
            <text:p>,['Equatorial Guinea','Malabo (de jure), <text:line-break/>Oyala (seat of government)']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Asmara</text:p>
          </table:table-cell>
          <table:table-cell table:formula="of:=CONCATENATE(&quot;,['&quot;;[.A54];&quot;','&quot;;[.B54];&quot;']&quot;)" office:value-type="string" office:string-value=",['Eritrea','Asmara']">
            <text:p>,['Eritrea','Asmara']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allinn</text:p>
          </table:table-cell>
          <table:table-cell table:formula="of:=CONCATENATE(&quot;,['&quot;;[.A55];&quot;','&quot;;[.B55];&quot;']&quot;)" office:value-type="string" office:string-value=",['Estonia','Tallinn']">
            <text:p>,['Estonia','Tallinn']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Addis Ababa</text:p>
          </table:table-cell>
          <table:table-cell table:formula="of:=CONCATENATE(&quot;,['&quot;;[.A56];&quot;','&quot;;[.B56];&quot;']&quot;)" office:value-type="string" office:string-value=",['Ethiopia','Addis Ababa']">
            <text:p>,['Ethiopia','Addis Ababa']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Suva</text:p>
          </table:table-cell>
          <table:table-cell table:formula="of:=CONCATENATE(&quot;,['&quot;;[.A57];&quot;','&quot;;[.B57];&quot;']&quot;)" office:value-type="string" office:string-value=",['Fiji','Suva']">
            <text:p>,['Fiji','Suva']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Helsinki</text:p>
          </table:table-cell>
          <table:table-cell table:formula="of:=CONCATENATE(&quot;,['&quot;;[.A58];&quot;','&quot;;[.B58];&quot;']&quot;)" office:value-type="string" office:string-value=",['Finland','Helsinki']">
            <text:p>,['Finland','Helsinki']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Paris</text:p>
          </table:table-cell>
          <table:table-cell table:formula="of:=CONCATENATE(&quot;,['&quot;;[.A59];&quot;','&quot;;[.B59];&quot;']&quot;)" office:value-type="string" office:string-value=",['France','Paris']">
            <text:p>,['France','Paris']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Libreville</text:p>
          </table:table-cell>
          <table:table-cell table:formula="of:=CONCATENATE(&quot;,['&quot;;[.A60];&quot;','&quot;;[.B60];&quot;']&quot;)" office:value-type="string" office:string-value=",['Gabon','Libreville']">
            <text:p>,['Gabon','Libreville']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Banjul</text:p>
          </table:table-cell>
          <table:table-cell table:formula="of:=CONCATENATE(&quot;,['&quot;;[.A61];&quot;','&quot;;[.B61];&quot;']&quot;)" office:value-type="string" office:string-value=",['Gambia','Banjul']">
            <text:p>,['Gambia','Banjul']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Tbilisi</text:p>
          </table:table-cell>
          <table:table-cell table:formula="of:=CONCATENATE(&quot;,['&quot;;[.A62];&quot;','&quot;;[.B62];&quot;']&quot;)" office:value-type="string" office:string-value=",['Georgia','Tbilisi']">
            <text:p>,['Georgia','Tbilisi']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Berlin</text:p>
          </table:table-cell>
          <table:table-cell table:formula="of:=CONCATENATE(&quot;,['&quot;;[.A63];&quot;','&quot;;[.B63];&quot;']&quot;)" office:value-type="string" office:string-value=",['Germany','Berlin']">
            <text:p>,['Germany','Berlin']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Accra</text:p>
          </table:table-cell>
          <table:table-cell table:formula="of:=CONCATENATE(&quot;,['&quot;;[.A64];&quot;','&quot;;[.B64];&quot;']&quot;)" office:value-type="string" office:string-value=",['Ghana','Accra']">
            <text:p>,['Ghana','Accra']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Athens</text:p>
          </table:table-cell>
          <table:table-cell table:formula="of:=CONCATENATE(&quot;,['&quot;;[.A65];&quot;','&quot;;[.B65];&quot;']&quot;)" office:value-type="string" office:string-value=",['Greece','Athens']">
            <text:p>,['Greece','Athens']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Saint George\'s</text:p>
          </table:table-cell>
          <table:table-cell table:formula="of:=CONCATENATE(&quot;,['&quot;;[.A66];&quot;','&quot;;[.B66];&quot;']&quot;)" office:value-type="string" office:string-value=",['Grenada','Saint George\'s']">
            <text:p>,['Grenada','Saint George\'s']</text:p>
          </table:table-cell>
        </table:table-row>
        <table:table-row table:style-name="ro2">
          <table:table-cell office:value-type="string">
            <text:p>Guatemala</text:p>
          </table:table-cell>
          <table:table-cell office:value-type="string">
            <text:p>Guatemala City</text:p>
          </table:table-cell>
          <table:table-cell table:formula="of:=CONCATENATE(&quot;,['&quot;;[.A67];&quot;','&quot;;[.B67];&quot;']&quot;)" office:value-type="string" office:string-value=",['Guatemala','Guatemala City']">
            <text:p>,['Guatemala','Guatemala City']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Conakry</text:p>
          </table:table-cell>
          <table:table-cell table:formula="of:=CONCATENATE(&quot;,['&quot;;[.A68];&quot;','&quot;;[.B68];&quot;']&quot;)" office:value-type="string" office:string-value=",['Guinea','Conakry']">
            <text:p>,['Guinea','Conakry']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Bissau</text:p>
          </table:table-cell>
          <table:table-cell table:formula="of:=CONCATENATE(&quot;,['&quot;;[.A69];&quot;','&quot;;[.B69];&quot;']&quot;)" office:value-type="string" office:string-value=",['Guinea-Bissau','Bissau']">
            <text:p>,['Guinea-Bissau','Bissau']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Georgetown</text:p>
          </table:table-cell>
          <table:table-cell table:formula="of:=CONCATENATE(&quot;,['&quot;;[.A70];&quot;','&quot;;[.B70];&quot;']&quot;)" office:value-type="string" office:string-value=",['Guyana','Georgetown']">
            <text:p>,['Guyana','Georgetown']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Port-au-Prince</text:p>
          </table:table-cell>
          <table:table-cell table:formula="of:=CONCATENATE(&quot;,['&quot;;[.A71];&quot;','&quot;;[.B71];&quot;']&quot;)" office:value-type="string" office:string-value=",['Haiti','Port-au-Prince']">
            <text:p>,['Haiti','Port-au-Prince']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Tegucigalpa</text:p>
          </table:table-cell>
          <table:table-cell table:formula="of:=CONCATENATE(&quot;,['&quot;;[.A72];&quot;','&quot;;[.B72];&quot;']&quot;)" office:value-type="string" office:string-value=",['Honduras','Tegucigalpa']">
            <text:p>,['Honduras','Tegucigalpa']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Budapest</text:p>
          </table:table-cell>
          <table:table-cell table:formula="of:=CONCATENATE(&quot;,['&quot;;[.A73];&quot;','&quot;;[.B73];&quot;']&quot;)" office:value-type="string" office:string-value=",['Hungary','Budapest']">
            <text:p>,['Hungary','Budapest']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Reykjavik</text:p>
          </table:table-cell>
          <table:table-cell table:formula="of:=CONCATENATE(&quot;,['&quot;;[.A74];&quot;','&quot;;[.B74];&quot;']&quot;)" office:value-type="string" office:string-value=",['Iceland','Reykjavik']">
            <text:p>,['Iceland','Reykjavik']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New Delhi</text:p>
          </table:table-cell>
          <table:table-cell table:formula="of:=CONCATENATE(&quot;,['&quot;;[.A75];&quot;','&quot;;[.B75];&quot;']&quot;)" office:value-type="string" office:string-value=",['India','New Delhi']">
            <text:p>,['India','New Delhi']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Jakarta</text:p>
          </table:table-cell>
          <table:table-cell table:formula="of:=CONCATENATE(&quot;,['&quot;;[.A76];&quot;','&quot;;[.B76];&quot;']&quot;)" office:value-type="string" office:string-value=",['Indonesia','Jakarta']">
            <text:p>,['Indonesia','Jakarta']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ehran</text:p>
          </table:table-cell>
          <table:table-cell table:formula="of:=CONCATENATE(&quot;,['&quot;;[.A77];&quot;','&quot;;[.B77];&quot;']&quot;)" office:value-type="string" office:string-value=",['Iran','Tehran']">
            <text:p>,['Iran','Tehran']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Baghdad</text:p>
          </table:table-cell>
          <table:table-cell table:formula="of:=CONCATENATE(&quot;,['&quot;;[.A78];&quot;','&quot;;[.B78];&quot;']&quot;)" office:value-type="string" office:string-value=",['Iraq','Baghdad']">
            <text:p>,['Iraq','Baghdad']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Dublin</text:p>
          </table:table-cell>
          <table:table-cell table:formula="of:=CONCATENATE(&quot;,['&quot;;[.A79];&quot;','&quot;;[.B79];&quot;']&quot;)" office:value-type="string" office:string-value=",['Ireland','Dublin']">
            <text:p>,['Ireland','Dublin']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Jerusalem</text:p>
          </table:table-cell>
          <table:table-cell table:formula="of:=CONCATENATE(&quot;,['&quot;;[.A80];&quot;','&quot;;[.B80];&quot;']&quot;)" office:value-type="string" office:string-value=",['Israel','Jerusalem']">
            <text:p>,['Israel','Jerusalem']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Rome</text:p>
          </table:table-cell>
          <table:table-cell table:formula="of:=CONCATENATE(&quot;,['&quot;;[.A81];&quot;','&quot;;[.B81];&quot;']&quot;)" office:value-type="string" office:string-value=",['Italy','Rome']">
            <text:p>,['Italy','Rome']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Kingston</text:p>
          </table:table-cell>
          <table:table-cell table:formula="of:=CONCATENATE(&quot;,['&quot;;[.A82];&quot;','&quot;;[.B82];&quot;']&quot;)" office:value-type="string" office:string-value=",['Jamaica','Kingston']">
            <text:p>,['Jamaica','Kingston']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Tokyo</text:p>
          </table:table-cell>
          <table:table-cell table:formula="of:=CONCATENATE(&quot;,['&quot;;[.A83];&quot;','&quot;;[.B83];&quot;']&quot;)" office:value-type="string" office:string-value=",['Japan','Tokyo']">
            <text:p>,['Japan','Tokyo']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Amman</text:p>
          </table:table-cell>
          <table:table-cell table:formula="of:=CONCATENATE(&quot;,['&quot;;[.A84];&quot;','&quot;;[.B84];&quot;']&quot;)" office:value-type="string" office:string-value=",['Jordan','Amman']">
            <text:p>,['Jordan','Amman']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Astana</text:p>
          </table:table-cell>
          <table:table-cell table:formula="of:=CONCATENATE(&quot;,['&quot;;[.A85];&quot;','&quot;;[.B85];&quot;']&quot;)" office:value-type="string" office:string-value=",['Kazakhstan','Astana']">
            <text:p>,['Kazakhstan','Astana']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Nairobi</text:p>
          </table:table-cell>
          <table:table-cell table:formula="of:=CONCATENATE(&quot;,['&quot;;[.A86];&quot;','&quot;;[.B86];&quot;']&quot;)" office:value-type="string" office:string-value=",['Kenya','Nairobi']">
            <text:p>,['Kenya','Nairobi']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Tarawa</text:p>
          </table:table-cell>
          <table:table-cell table:formula="of:=CONCATENATE(&quot;,['&quot;;[.A87];&quot;','&quot;;[.B87];&quot;']&quot;)" office:value-type="string" office:string-value=",['Kiribati','Tarawa']">
            <text:p>,['Kiribati','Tarawa']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Pristina</text:p>
          </table:table-cell>
          <table:table-cell table:formula="of:=CONCATENATE(&quot;,['&quot;;[.A88];&quot;','&quot;;[.B88];&quot;']&quot;)" office:value-type="string" office:string-value=",['Kosovo','Pristina']">
            <text:p>,['Kosovo','Pristina']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Kuwait City</text:p>
          </table:table-cell>
          <table:table-cell table:formula="of:=CONCATENATE(&quot;,['&quot;;[.A89];&quot;','&quot;;[.B89];&quot;']&quot;)" office:value-type="string" office:string-value=",['Kuwait','Kuwait City']">
            <text:p>,['Kuwait','Kuwait City']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Bishkek</text:p>
          </table:table-cell>
          <table:table-cell table:formula="of:=CONCATENATE(&quot;,['&quot;;[.A90];&quot;','&quot;;[.B90];&quot;']&quot;)" office:value-type="string" office:string-value=",['Kyrgyzstan','Bishkek']">
            <text:p>,['Kyrgyzstan','Bishkek']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Vientiane</text:p>
          </table:table-cell>
          <table:table-cell table:formula="of:=CONCATENATE(&quot;,['&quot;;[.A91];&quot;','&quot;;[.B91];&quot;']&quot;)" office:value-type="string" office:string-value=",['Laos','Vientiane']">
            <text:p>,['Laos','Vientiane']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Riga</text:p>
          </table:table-cell>
          <table:table-cell table:formula="of:=CONCATENATE(&quot;,['&quot;;[.A92];&quot;','&quot;;[.B92];&quot;']&quot;)" office:value-type="string" office:string-value=",['Latvia','Riga']">
            <text:p>,['Latvia','Riga']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Beirut</text:p>
          </table:table-cell>
          <table:table-cell table:formula="of:=CONCATENATE(&quot;,['&quot;;[.A93];&quot;','&quot;;[.B93];&quot;']&quot;)" office:value-type="string" office:string-value=",['Lebanon','Beirut']">
            <text:p>,['Lebanon','Beirut']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Maseru</text:p>
          </table:table-cell>
          <table:table-cell table:formula="of:=CONCATENATE(&quot;,['&quot;;[.A94];&quot;','&quot;;[.B94];&quot;']&quot;)" office:value-type="string" office:string-value=",['Lesotho','Maseru']">
            <text:p>,['Lesotho','Maseru']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Monrovia</text:p>
          </table:table-cell>
          <table:table-cell table:formula="of:=CONCATENATE(&quot;,['&quot;;[.A95];&quot;','&quot;;[.B95];&quot;']&quot;)" office:value-type="string" office:string-value=",['Liberia','Monrovia']">
            <text:p>,['Liberia','Monrovia']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Tripoli</text:p>
          </table:table-cell>
          <table:table-cell table:formula="of:=CONCATENATE(&quot;,['&quot;;[.A96];&quot;','&quot;;[.B96];&quot;']&quot;)" office:value-type="string" office:string-value=",['Libya','Tripoli']">
            <text:p>,['Libya','Tripoli']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Vaduz</text:p>
          </table:table-cell>
          <table:table-cell table:formula="of:=CONCATENATE(&quot;,['&quot;;[.A97];&quot;','&quot;;[.B97];&quot;']&quot;)" office:value-type="string" office:string-value=",['Liechtenstein','Vaduz']">
            <text:p>,['Liechtenstein','Vaduz']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Vilnius</text:p>
          </table:table-cell>
          <table:table-cell table:formula="of:=CONCATENATE(&quot;,['&quot;;[.A98];&quot;','&quot;;[.B98];&quot;']&quot;)" office:value-type="string" office:string-value=",['Lithuania','Vilnius']">
            <text:p>,['Lithuania','Vilnius']</text:p>
          </table:table-cell>
        </table:table-row>
        <table:table-row table:style-name="ro2">
          <table:table-cell office:value-type="string">
            <text:p>Luxembourg</text:p>
          </table:table-cell>
          <table:table-cell office:value-type="string">
            <text:p>Luxembourg (city)</text:p>
          </table:table-cell>
          <table:table-cell table:formula="of:=CONCATENATE(&quot;,['&quot;;[.A99];&quot;','&quot;;[.B99];&quot;']&quot;)" office:value-type="string" office:string-value=",['Luxembourg','Luxembourg (city)']">
            <text:p>,['Luxembourg','Luxembourg (city)']</text:p>
          </table:table-cell>
        </table:table-row>
        <table:table-row table:style-name="ro1">
          <table:table-cell office:value-type="string">
            <text:p>Macedonia (FYROM)</text:p>
          </table:table-cell>
          <table:table-cell office:value-type="string">
            <text:p>Skopje</text:p>
          </table:table-cell>
          <table:table-cell table:formula="of:=CONCATENATE(&quot;,['&quot;;[.A100];&quot;','&quot;;[.B100];&quot;']&quot;)" office:value-type="string" office:string-value=",['Macedonia (FYROM)','Skopje']">
            <text:p>,['Macedonia (FYROM)','Skopje']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Antananarivo</text:p>
          </table:table-cell>
          <table:table-cell table:formula="of:=CONCATENATE(&quot;,['&quot;;[.A101];&quot;','&quot;;[.B101];&quot;']&quot;)" office:value-type="string" office:string-value=",['Madagascar','Antananarivo']">
            <text:p>,['Madagascar','Antananarivo']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Lilongwe</text:p>
          </table:table-cell>
          <table:table-cell table:formula="of:=CONCATENATE(&quot;,['&quot;;[.A102];&quot;','&quot;;[.B102];&quot;']&quot;)" office:value-type="string" office:string-value=",['Malawi','Lilongwe']">
            <text:p>,['Malawi','Lilongwe']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Kuala Lumpur</text:p>
          </table:table-cell>
          <table:table-cell table:formula="of:=CONCATENATE(&quot;,['&quot;;[.A103];&quot;','&quot;;[.B103];&quot;']&quot;)" office:value-type="string" office:string-value=",['Malaysia','Kuala Lumpur']">
            <text:p>,['Malaysia','Kuala Lumpur']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Male</text:p>
          </table:table-cell>
          <table:table-cell table:formula="of:=CONCATENATE(&quot;,['&quot;;[.A104];&quot;','&quot;;[.B104];&quot;']&quot;)" office:value-type="string" office:string-value=",['Maldives','Male']">
            <text:p>,['Maldives','Male']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Bamako</text:p>
          </table:table-cell>
          <table:table-cell table:formula="of:=CONCATENATE(&quot;,['&quot;;[.A105];&quot;','&quot;;[.B105];&quot;']&quot;)" office:value-type="string" office:string-value=",['Mali','Bamako']">
            <text:p>,['Mali','Bamako']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Valletta</text:p>
          </table:table-cell>
          <table:table-cell table:formula="of:=CONCATENATE(&quot;,['&quot;;[.A106];&quot;','&quot;;[.B106];&quot;']&quot;)" office:value-type="string" office:string-value=",['Malta','Valletta']">
            <text:p>,['Malta','Valletta']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Majuro</text:p>
          </table:table-cell>
          <table:table-cell table:formula="of:=CONCATENATE(&quot;,['&quot;;[.A107];&quot;','&quot;;[.B107];&quot;']&quot;)" office:value-type="string" office:string-value=",['Marshall Islands','Majuro']">
            <text:p>,['Marshall Islands','Majuro']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Nouakchott</text:p>
          </table:table-cell>
          <table:table-cell table:formula="of:=CONCATENATE(&quot;,['&quot;;[.A108];&quot;','&quot;;[.B108];&quot;']&quot;)" office:value-type="string" office:string-value=",['Mauritania','Nouakchott']">
            <text:p>,['Mauritania','Nouakchott']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Port Louis</text:p>
          </table:table-cell>
          <table:table-cell table:formula="of:=CONCATENATE(&quot;,['&quot;;[.A109];&quot;','&quot;;[.B109];&quot;']&quot;)" office:value-type="string" office:string-value=",['Mauritius','Port Louis']">
            <text:p>,['Mauritius','Port Louis']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Mexico City</text:p>
          </table:table-cell>
          <table:table-cell table:formula="of:=CONCATENATE(&quot;,['&quot;;[.A110];&quot;','&quot;;[.B110];&quot;']&quot;)" office:value-type="string" office:string-value=",['Mexico','Mexico City']">
            <text:p>,['Mexico','Mexico City']</text:p>
          </table:table-cell>
        </table:table-row>
        <table:table-row table:style-name="ro1">
          <table:table-cell office:value-type="string">
            <text:p>Micronesia</text:p>
          </table:table-cell>
          <table:table-cell office:value-type="string">
            <text:p>Palikir</text:p>
          </table:table-cell>
          <table:table-cell table:formula="of:=CONCATENATE(&quot;,['&quot;;[.A111];&quot;','&quot;;[.B111];&quot;']&quot;)" office:value-type="string" office:string-value=",['Micronesia','Palikir']">
            <text:p>,['Micronesia','Palikir']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Chisinau</text:p>
          </table:table-cell>
          <table:table-cell table:formula="of:=CONCATENATE(&quot;,['&quot;;[.A112];&quot;','&quot;;[.B112];&quot;']&quot;)" office:value-type="string" office:string-value=",['Moldova','Chisinau']">
            <text:p>,['Moldova','Chisinau']</text:p>
          </table:table-cell>
        </table:table-row>
        <table:table-row table:style-name="ro1">
          <table:table-cell table:number-columns-repeated="2" office:value-type="string">
            <text:p>Monaco</text:p>
          </table:table-cell>
          <table:table-cell table:formula="of:=CONCATENATE(&quot;,['&quot;;[.A113];&quot;','&quot;;[.B113];&quot;']&quot;)" office:value-type="string" office:string-value=",['Monaco','Monaco']">
            <text:p>,['Monaco','Monaco']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Ulaanbaatar</text:p>
          </table:table-cell>
          <table:table-cell table:formula="of:=CONCATENATE(&quot;,['&quot;;[.A114];&quot;','&quot;;[.B114];&quot;']&quot;)" office:value-type="string" office:string-value=",['Mongolia','Ulaanbaatar']">
            <text:p>,['Mongolia','Ulaanbaatar']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Podgorica</text:p>
          </table:table-cell>
          <table:table-cell table:formula="of:=CONCATENATE(&quot;,['&quot;;[.A115];&quot;','&quot;;[.B115];&quot;']&quot;)" office:value-type="string" office:string-value=",['Montenegro','Podgorica']">
            <text:p>,['Montenegro','Podgorica']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Rabat</text:p>
          </table:table-cell>
          <table:table-cell table:formula="of:=CONCATENATE(&quot;,['&quot;;[.A116];&quot;','&quot;;[.B116];&quot;']&quot;)" office:value-type="string" office:string-value=",['Morocco','Rabat']">
            <text:p>,['Morocco','Rabat']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Maputo</text:p>
          </table:table-cell>
          <table:table-cell table:formula="of:=CONCATENATE(&quot;,['&quot;;[.A117];&quot;','&quot;;[.B117];&quot;']&quot;)" office:value-type="string" office:string-value=",['Mozambique','Maputo']">
            <text:p>,['Mozambique','Maputo']</text:p>
          </table:table-cell>
        </table:table-row>
        <table:table-row table:style-name="ro1">
          <table:table-cell office:value-type="string">
            <text:p>Myanmar (Burma)</text:p>
          </table:table-cell>
          <table:table-cell office:value-type="string">
            <text:p>Naypyidaw</text:p>
          </table:table-cell>
          <table:table-cell table:formula="of:=CONCATENATE(&quot;,['&quot;;[.A118];&quot;','&quot;;[.B118];&quot;']&quot;)" office:value-type="string" office:string-value=",['Myanmar (Burma)','Naypyidaw']">
            <text:p>,['Myanmar (Burma)','Naypyidaw']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Windhoek</text:p>
          </table:table-cell>
          <table:table-cell table:formula="of:=CONCATENATE(&quot;,['&quot;;[.A119];&quot;','&quot;;[.B119];&quot;']&quot;)" office:value-type="string" office:string-value=",['Namibia','Windhoek']">
            <text:p>,['Namibia','Windhoek']</text:p>
          </table:table-cell>
        </table:table-row>
        <table:table-row table:style-name="ro6">
          <table:table-cell office:value-type="string">
            <text:p>Nauru</text:p>
          </table:table-cell>
          <table:table-cell office:value-type="string">
            <text:p>Yaren District (de facto)</text:p>
          </table:table-cell>
          <table:table-cell table:formula="of:=CONCATENATE(&quot;,['&quot;;[.A120];&quot;','&quot;;[.B120];&quot;']&quot;)" office:value-type="string" office:string-value=",['Nauru','Yaren District (de facto)']">
            <text:p>,['Nauru','Yaren District (de facto)']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Kathmandu</text:p>
          </table:table-cell>
          <table:table-cell table:formula="of:=CONCATENATE(&quot;,['&quot;;[.A121];&quot;','&quot;;[.B121];&quot;']&quot;)" office:value-type="string" office:string-value=",['Nepal','Kathmandu']">
            <text:p>,['Nepal','Kathmandu']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Amsterdam</text:p>
          </table:table-cell>
          <table:table-cell table:formula="of:=CONCATENATE(&quot;,['&quot;;[.A122];&quot;','&quot;;[.B122];&quot;']&quot;)" office:value-type="string" office:string-value=",['Netherlands','Amsterdam']">
            <text:p>,['Netherlands','Amsterdam']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Wellington</text:p>
          </table:table-cell>
          <table:table-cell table:formula="of:=CONCATENATE(&quot;,['&quot;;[.A123];&quot;','&quot;;[.B123];&quot;']&quot;)" office:value-type="string" office:string-value=",['New Zealand','Wellington']">
            <text:p>,['New Zealand','Wellington']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Managua</text:p>
          </table:table-cell>
          <table:table-cell table:formula="of:=CONCATENATE(&quot;,['&quot;;[.A124];&quot;','&quot;;[.B124];&quot;']&quot;)" office:value-type="string" office:string-value=",['Nicaragua','Managua']">
            <text:p>,['Nicaragua','Managua']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Niamey</text:p>
          </table:table-cell>
          <table:table-cell table:formula="of:=CONCATENATE(&quot;,['&quot;;[.A125];&quot;','&quot;;[.B125];&quot;']&quot;)" office:value-type="string" office:string-value=",['Niger','Niamey']">
            <text:p>,['Niger','Niamey']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Abuja</text:p>
          </table:table-cell>
          <table:table-cell table:formula="of:=CONCATENATE(&quot;,['&quot;;[.A126];&quot;','&quot;;[.B126];&quot;']&quot;)" office:value-type="string" office:string-value=",['Nigeria','Abuja']">
            <text:p>,['Nigeria','Abuja']</text:p>
          </table:table-cell>
        </table:table-row>
        <table:table-row table:style-name="ro1">
          <table:table-cell office:value-type="string">
            <text:p>North Korea</text:p>
          </table:table-cell>
          <table:table-cell office:value-type="string">
            <text:p>Pyongyang</text:p>
          </table:table-cell>
          <table:table-cell table:formula="of:=CONCATENATE(&quot;,['&quot;;[.A127];&quot;','&quot;;[.B127];&quot;']&quot;)" office:value-type="string" office:string-value=",['North Korea','Pyongyang']">
            <text:p>,['North Korea','Pyongyang']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Oslo</text:p>
          </table:table-cell>
          <table:table-cell table:formula="of:=CONCATENATE(&quot;,['&quot;;[.A128];&quot;','&quot;;[.B128];&quot;']&quot;)" office:value-type="string" office:string-value=",['Norway','Oslo']">
            <text:p>,['Norway','Oslo']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uscat</text:p>
          </table:table-cell>
          <table:table-cell table:formula="of:=CONCATENATE(&quot;,['&quot;;[.A129];&quot;','&quot;;[.B129];&quot;']&quot;)" office:value-type="string" office:string-value=",['Oman','Muscat']">
            <text:p>,['Oman','Muscat']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Islamabad</text:p>
          </table:table-cell>
          <table:table-cell table:formula="of:=CONCATENATE(&quot;,['&quot;;[.A130];&quot;','&quot;;[.B130];&quot;']&quot;)" office:value-type="string" office:string-value=",['Pakistan','Islamabad']">
            <text:p>,['Pakistan','Islamabad']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Ngerulmud</text:p>
          </table:table-cell>
          <table:table-cell table:formula="of:=CONCATENATE(&quot;,['&quot;;[.A131];&quot;','&quot;;[.B131];&quot;']&quot;)" office:value-type="string" office:string-value=",['Palau','Ngerulmud']">
            <text:p>,['Palau','Ngerulmud']</text:p>
          </table:table-cell>
        </table:table-row>
        <table:table-row table:style-name="ro2">
          <table:table-cell office:value-type="string">
            <text:p>Palestine</text:p>
          </table:table-cell>
          <table:table-cell office:value-type="string">
            <text:p>Jerusalem (East)</text:p>
          </table:table-cell>
          <table:table-cell table:formula="of:=CONCATENATE(&quot;,['&quot;;[.A132];&quot;','&quot;;[.B132];&quot;']&quot;)" office:value-type="string" office:string-value=",['Palestine','Jerusalem (East)']">
            <text:p>,['Palestine','Jerusalem (East)']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Panama City</text:p>
          </table:table-cell>
          <table:table-cell table:formula="of:=CONCATENATE(&quot;,['&quot;;[.A133];&quot;','&quot;;[.B133];&quot;']&quot;)" office:value-type="string" office:string-value=",['Panama','Panama City']">
            <text:p>,['Panama','Panama City']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Port Moresby</text:p>
          </table:table-cell>
          <table:table-cell table:formula="of:=CONCATENATE(&quot;,['&quot;;[.A134];&quot;','&quot;;[.B134];&quot;']&quot;)" office:value-type="string" office:string-value=",['Papua New Guinea','Port Moresby']">
            <text:p>,['Papua New Guinea','Port Moresby']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Asunción</text:p>
          </table:table-cell>
          <table:table-cell table:formula="of:=CONCATENATE(&quot;,['&quot;;[.A135];&quot;','&quot;;[.B135];&quot;']&quot;)" office:value-type="string" office:string-value=",['Paraguay','Asunción']">
            <text:p>,['Paraguay','Asunción']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Lima</text:p>
          </table:table-cell>
          <table:table-cell table:formula="of:=CONCATENATE(&quot;,['&quot;;[.A136];&quot;','&quot;;[.B136];&quot;']&quot;)" office:value-type="string" office:string-value=",['Peru','Lima']">
            <text:p>,['Peru','Lima']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Manila</text:p>
          </table:table-cell>
          <table:table-cell table:formula="of:=CONCATENATE(&quot;,['&quot;;[.A137];&quot;','&quot;;[.B137];&quot;']&quot;)" office:value-type="string" office:string-value=",['Philippines','Manila']">
            <text:p>,['Philippines','Manila']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Warsaw</text:p>
          </table:table-cell>
          <table:table-cell table:formula="of:=CONCATENATE(&quot;,['&quot;;[.A138];&quot;','&quot;;[.B138];&quot;']&quot;)" office:value-type="string" office:string-value=",['Poland','Warsaw']">
            <text:p>,['Poland','Warsaw']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Lisbon</text:p>
          </table:table-cell>
          <table:table-cell table:formula="of:=CONCATENATE(&quot;,['&quot;;[.A139];&quot;','&quot;;[.B139];&quot;']&quot;)" office:value-type="string" office:string-value=",['Portugal','Lisbon']">
            <text:p>,['Portugal','Lisbon']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Doha</text:p>
          </table:table-cell>
          <table:table-cell table:formula="of:=CONCATENATE(&quot;,['&quot;;[.A140];&quot;','&quot;;[.B140];&quot;']&quot;)" office:value-type="string" office:string-value=",['Qatar','Doha']">
            <text:p>,['Qatar','Doha']</text:p>
          </table:table-cell>
        </table:table-row>
        <table:table-row table:style-name="ro1">
          <table:table-cell office:value-type="string">
            <text:p>Republic of the Congo</text:p>
          </table:table-cell>
          <table:table-cell office:value-type="string">
            <text:p>Brazzaville</text:p>
          </table:table-cell>
          <table:table-cell table:formula="of:=CONCATENATE(&quot;,['&quot;;[.A141];&quot;','&quot;;[.B141];&quot;']&quot;)" office:value-type="string" office:string-value=",['Republic of the Congo','Brazzaville']">
            <text:p>,['Republic of the Congo','Brazzaville']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Bucharest</text:p>
          </table:table-cell>
          <table:table-cell table:formula="of:=CONCATENATE(&quot;,['&quot;;[.A142];&quot;','&quot;;[.B142];&quot;']&quot;)" office:value-type="string" office:string-value=",['Romania','Bucharest']">
            <text:p>,['Romania','Bucharest']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Moscow</text:p>
          </table:table-cell>
          <table:table-cell table:formula="of:=CONCATENATE(&quot;,['&quot;;[.A143];&quot;','&quot;;[.B143];&quot;']&quot;)" office:value-type="string" office:string-value=",['Russia','Moscow']">
            <text:p>,['Russia','Moscow']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Kigali</text:p>
          </table:table-cell>
          <table:table-cell table:formula="of:=CONCATENATE(&quot;,['&quot;;[.A144];&quot;','&quot;;[.B144];&quot;']&quot;)" office:value-type="string" office:string-value=",['Rwanda','Kigali']">
            <text:p>,['Rwanda','Kigali']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Basseterre</text:p>
          </table:table-cell>
          <table:table-cell table:formula="of:=CONCATENATE(&quot;,['&quot;;[.A145];&quot;','&quot;;[.B145];&quot;']&quot;)" office:value-type="string" office:string-value=",['Saint Kitts and Nevis','Basseterre']">
            <text:p>,['Saint Kitts and Nevis','Basseterre']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Castries</text:p>
          </table:table-cell>
          <table:table-cell table:formula="of:=CONCATENATE(&quot;,['&quot;;[.A146];&quot;','&quot;;[.B146];&quot;']&quot;)" office:value-type="string" office:string-value=",['Saint Lucia','Castries']">
            <text:p>,['Saint Lucia','Castries']</text:p>
          </table:table-cell>
        </table:table-row>
        <table:table-row table:style-name="ro2">
          <table:table-cell office:value-type="string">
            <text:p>Saint Vincent and the Grenadines</text:p>
          </table:table-cell>
          <table:table-cell office:value-type="string">
            <text:p>Kingstown</text:p>
          </table:table-cell>
          <table:table-cell table:formula="of:=CONCATENATE(&quot;,['&quot;;[.A147];&quot;','&quot;;[.B147];&quot;']&quot;)" office:value-type="string" office:string-value=",['Saint Vincent and the Grenadines','Kingstown']">
            <text:p>,['Saint Vincent and the Grenadines','Kingstown']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Apia</text:p>
          </table:table-cell>
          <table:table-cell table:formula="of:=CONCATENATE(&quot;,['&quot;;[.A148];&quot;','&quot;;[.B148];&quot;']&quot;)" office:value-type="string" office:string-value=",['Samoa','Apia']">
            <text:p>,['Samoa','Apia']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San Marino</text:p>
          </table:table-cell>
          <table:table-cell table:formula="of:=CONCATENATE(&quot;,['&quot;;[.A149];&quot;','&quot;;[.B149];&quot;']&quot;)" office:value-type="string" office:string-value=",['San Marino','San Marino']">
            <text:p>,['San Marino','San Marino']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São Tomé</text:p>
          </table:table-cell>
          <table:table-cell table:formula="of:=CONCATENATE(&quot;,['&quot;;[.A150];&quot;','&quot;;[.B150];&quot;']&quot;)" office:value-type="string" office:string-value=",['Sao Tome and Principe','São Tomé']">
            <text:p>,['Sao Tome and Principe','São Tomé']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Riyadh</text:p>
          </table:table-cell>
          <table:table-cell table:formula="of:=CONCATENATE(&quot;,['&quot;;[.A151];&quot;','&quot;;[.B151];&quot;']&quot;)" office:value-type="string" office:string-value=",['Saudi Arabia','Riyadh']">
            <text:p>,['Saudi Arabia','Riyadh']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Dakar</text:p>
          </table:table-cell>
          <table:table-cell table:formula="of:=CONCATENATE(&quot;,['&quot;;[.A152];&quot;','&quot;;[.B152];&quot;']&quot;)" office:value-type="string" office:string-value=",['Senegal','Dakar']">
            <text:p>,['Senegal','Dakar']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Belgrade</text:p>
          </table:table-cell>
          <table:table-cell table:formula="of:=CONCATENATE(&quot;,['&quot;;[.A153];&quot;','&quot;;[.B153];&quot;']&quot;)" office:value-type="string" office:string-value=",['Serbia','Belgrade']">
            <text:p>,['Serbia','Belgrade']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Victoria</text:p>
          </table:table-cell>
          <table:table-cell table:formula="of:=CONCATENATE(&quot;,['&quot;;[.A154];&quot;','&quot;;[.B154];&quot;']&quot;)" office:value-type="string" office:string-value=",['Seychelles','Victoria']">
            <text:p>,['Seychelles','Victoria']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Freetown</text:p>
          </table:table-cell>
          <table:table-cell table:formula="of:=CONCATENATE(&quot;,['&quot;;[.A155];&quot;','&quot;;[.B155];&quot;']&quot;)" office:value-type="string" office:string-value=",['Sierra Leone','Freetown']">
            <text:p>,['Sierra Leone','Freetown']</text:p>
          </table:table-cell>
        </table:table-row>
        <table:table-row table:style-name="ro1">
          <table:table-cell table:number-columns-repeated="2" office:value-type="string">
            <text:p>Singapore</text:p>
          </table:table-cell>
          <table:table-cell table:formula="of:=CONCATENATE(&quot;,['&quot;;[.A156];&quot;','&quot;;[.B156];&quot;']&quot;)" office:value-type="string" office:string-value=",['Singapore','Singapore']">
            <text:p>,['Singapore','Singapore']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Bratislava</text:p>
          </table:table-cell>
          <table:table-cell table:formula="of:=CONCATENATE(&quot;,['&quot;;[.A157];&quot;','&quot;;[.B157];&quot;']&quot;)" office:value-type="string" office:string-value=",['Slovakia','Bratislava']">
            <text:p>,['Slovakia','Bratislava']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Ljubljana</text:p>
          </table:table-cell>
          <table:table-cell table:formula="of:=CONCATENATE(&quot;,['&quot;;[.A158];&quot;','&quot;;[.B158];&quot;']&quot;)" office:value-type="string" office:string-value=",['Slovenia','Ljubljana']">
            <text:p>,['Slovenia','Ljubljana']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Honiara</text:p>
          </table:table-cell>
          <table:table-cell table:formula="of:=CONCATENATE(&quot;,['&quot;;[.A159];&quot;','&quot;;[.B159];&quot;']&quot;)" office:value-type="string" office:string-value=",['Solomon Islands','Honiara']">
            <text:p>,['Solomon Islands','Honiara']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Mogadishu</text:p>
          </table:table-cell>
          <table:table-cell table:formula="of:=CONCATENATE(&quot;,['&quot;;[.A160];&quot;','&quot;;[.B160];&quot;']&quot;)" office:value-type="string" office:string-value=",['Somalia','Mogadishu']">
            <text:p>,['Somalia','Mogadishu']</text:p>
          </table:table-cell>
        </table:table-row>
        <table:table-row table:style-name="ro7">
          <table:table-cell office:value-type="string">
            <text:p>South Africa</text:p>
          </table:table-cell>
          <table:table-cell office:value-type="string">
            <text:p>Pretoria (administrative), </text:p>
            <text:p>Cape Town (legislative), </text:p>
            <text:p>Bloemfontein (judicial)</text:p>
          </table:table-cell>
          <table:table-cell table:formula="of:=CONCATENATE(&quot;,['&quot;;[.A161];&quot;','&quot;;[.B161];&quot;']&quot;)" office:value-type="string" office:string-value=",['South Africa','Pretoria (administrative), &#10;Cape Town (legislative), &#10;Bloemfontein (judicial)']">
            <text:p>,['South Africa','Pretoria (administrative), <text:line-break/>Cape Town (legislative), <text:line-break/>Bloemfontein (judicial)']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Seoul</text:p>
          </table:table-cell>
          <table:table-cell table:formula="of:=CONCATENATE(&quot;,['&quot;;[.A162];&quot;','&quot;;[.B162];&quot;']&quot;)" office:value-type="string" office:string-value=",['South Korea','Seoul']">
            <text:p>,['South Korea','Seoul']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Juba</text:p>
          </table:table-cell>
          <table:table-cell table:formula="of:=CONCATENATE(&quot;,['&quot;;[.A163];&quot;','&quot;;[.B163];&quot;']&quot;)" office:value-type="string" office:string-value=",['South Sudan','Juba']">
            <text:p>,['South Sudan','Juba']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Madrid</text:p>
          </table:table-cell>
          <table:table-cell table:formula="of:=CONCATENATE(&quot;,['&quot;;[.A164];&quot;','&quot;;[.B164];&quot;']&quot;)" office:value-type="string" office:string-value=",['Spain','Madrid']">
            <text:p>,['Spain','Madrid']</text:p>
          </table:table-cell>
        </table:table-row>
        <table:table-row table:style-name="ro6">
          <table:table-cell office:value-type="string">
            <text:p>Sri Lanka</text:p>
          </table:table-cell>
          <table:table-cell office:value-type="string">
            <text:p>Sri Jayawardenepura Kotte</text:p>
          </table:table-cell>
          <table:table-cell table:formula="of:=CONCATENATE(&quot;,['&quot;;[.A165];&quot;','&quot;;[.B165];&quot;']&quot;)" office:value-type="string" office:string-value=",['Sri Lanka','Sri Jayawardenepura Kotte']">
            <text:p>,['Sri Lanka','Sri Jayawardenepura Kotte']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Khartoum</text:p>
          </table:table-cell>
          <table:table-cell table:formula="of:=CONCATENATE(&quot;,['&quot;;[.A166];&quot;','&quot;;[.B166];&quot;']&quot;)" office:value-type="string" office:string-value=",['Sudan','Khartoum']">
            <text:p>,['Sudan','Khartoum']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Paramaribo</text:p>
          </table:table-cell>
          <table:table-cell table:formula="of:=CONCATENATE(&quot;,['&quot;;[.A167];&quot;','&quot;;[.B167];&quot;']&quot;)" office:value-type="string" office:string-value=",['Suriname','Paramaribo']">
            <text:p>,['Suriname','Paramaribo']</text:p>
          </table:table-cell>
        </table:table-row>
        <table:table-row table:style-name="ro8">
          <table:table-cell office:value-type="string">
            <text:p>Swaziland</text:p>
          </table:table-cell>
          <table:table-cell office:value-type="string">
            <text:p>Mbabane (administrative), </text:p>
            <text:p>Lobamba (legislative, royal)</text:p>
          </table:table-cell>
          <table:table-cell table:formula="of:=CONCATENATE(&quot;,['&quot;;[.A168];&quot;','&quot;;[.B168];&quot;']&quot;)" office:value-type="string" office:string-value=",['Swaziland','Mbabane (administrative), &#10;Lobamba (legislative, royal)']">
            <text:p>,['Swaziland','Mbabane (administrative), <text:line-break/>Lobamba (legislative, royal)']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Stockholm</text:p>
          </table:table-cell>
          <table:table-cell table:formula="of:=CONCATENATE(&quot;,['&quot;;[.A169];&quot;','&quot;;[.B169];&quot;']&quot;)" office:value-type="string" office:string-value=",['Sweden','Stockholm']">
            <text:p>,['Sweden','Stockholm']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Bern</text:p>
          </table:table-cell>
          <table:table-cell table:formula="of:=CONCATENATE(&quot;,['&quot;;[.A170];&quot;','&quot;;[.B170];&quot;']&quot;)" office:value-type="string" office:string-value=",['Switzerland','Bern']">
            <text:p>,['Switzerland','Bern']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Damascus</text:p>
          </table:table-cell>
          <table:table-cell table:formula="of:=CONCATENATE(&quot;,['&quot;;[.A171];&quot;','&quot;;[.B171];&quot;']&quot;)" office:value-type="string" office:string-value=",['Syria','Damascus']">
            <text:p>,['Syria','Damascus']</text:p>
          </table:table-cell>
        </table:table-row>
        <table:table-row table:style-name="ro1">
          <table:table-cell office:value-type="string">
            <text:p>Taiwan</text:p>
          </table:table-cell>
          <table:table-cell office:value-type="string">
            <text:p>Taipei</text:p>
          </table:table-cell>
          <table:table-cell table:formula="of:=CONCATENATE(&quot;,['&quot;;[.A172];&quot;','&quot;;[.B172];&quot;']&quot;)" office:value-type="string" office:string-value=",['Taiwan','Taipei']">
            <text:p>,['Taiwan','Taipei']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Dushanbe</text:p>
          </table:table-cell>
          <table:table-cell table:formula="of:=CONCATENATE(&quot;,['&quot;;[.A173];&quot;','&quot;;[.B173];&quot;']&quot;)" office:value-type="string" office:string-value=",['Tajikistan','Dushanbe']">
            <text:p>,['Tajikistan','Dushanbe']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Dodoma</text:p>
          </table:table-cell>
          <table:table-cell table:formula="of:=CONCATENATE(&quot;,['&quot;;[.A174];&quot;','&quot;;[.B174];&quot;']&quot;)" office:value-type="string" office:string-value=",['Tanzania','Dodoma']">
            <text:p>,['Tanzania','Dodoma']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Bangkok</text:p>
          </table:table-cell>
          <table:table-cell table:formula="of:=CONCATENATE(&quot;,['&quot;;[.A175];&quot;','&quot;;[.B175];&quot;']&quot;)" office:value-type="string" office:string-value=",['Thailand','Bangkok']">
            <text:p>,['Thailand','Bangkok']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string">
            <text:p>Dili</text:p>
          </table:table-cell>
          <table:table-cell table:formula="of:=CONCATENATE(&quot;,['&quot;;[.A176];&quot;','&quot;;[.B176];&quot;']&quot;)" office:value-type="string" office:string-value=",['Timor-Leste','Dili']">
            <text:p>,['Timor-Leste','Dili']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Lomé</text:p>
          </table:table-cell>
          <table:table-cell table:formula="of:=CONCATENATE(&quot;,['&quot;;[.A177];&quot;','&quot;;[.B177];&quot;']&quot;)" office:value-type="string" office:string-value=",['Togo','Lomé']">
            <text:p>,['Togo','Lomé']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Nuku\ʻalofa</text:p>
          </table:table-cell>
          <table:table-cell table:formula="of:=CONCATENATE(&quot;,['&quot;;[.A178];&quot;','&quot;;[.B178];&quot;']&quot;)" office:value-type="string" office:string-value=",['Tonga','Nuku\ʻalofa']">
            <text:p>,['Tonga','Nuku\ʻalofa']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Port of Spain</text:p>
          </table:table-cell>
          <table:table-cell table:formula="of:=CONCATENATE(&quot;,['&quot;;[.A179];&quot;','&quot;;[.B179];&quot;']&quot;)" office:value-type="string" office:string-value=",['Trinidad and Tobago','Port of Spain']">
            <text:p>,['Trinidad and Tobago','Port of Spain']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Tunis</text:p>
          </table:table-cell>
          <table:table-cell table:formula="of:=CONCATENATE(&quot;,['&quot;;[.A180];&quot;','&quot;;[.B180];&quot;']&quot;)" office:value-type="string" office:string-value=",['Tunisia','Tunis']">
            <text:p>,['Tunisia','Tunis']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Ankara</text:p>
          </table:table-cell>
          <table:table-cell table:formula="of:=CONCATENATE(&quot;,['&quot;;[.A181];&quot;','&quot;;[.B181];&quot;']&quot;)" office:value-type="string" office:string-value=",['Turkey','Ankara']">
            <text:p>,['Turkey','Ankara']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Ashgabat</text:p>
          </table:table-cell>
          <table:table-cell table:formula="of:=CONCATENATE(&quot;,['&quot;;[.A182];&quot;','&quot;;[.B182];&quot;']&quot;)" office:value-type="string" office:string-value=",['Turkmenistan','Ashgabat']">
            <text:p>,['Turkmenistan','Ashgabat']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Funafuti</text:p>
          </table:table-cell>
          <table:table-cell table:formula="of:=CONCATENATE(&quot;,['&quot;;[.A183];&quot;','&quot;;[.B183];&quot;']&quot;)" office:value-type="string" office:string-value=",['Tuvalu','Funafuti']">
            <text:p>,['Tuvalu','Funafuti']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Kampala</text:p>
          </table:table-cell>
          <table:table-cell table:formula="of:=CONCATENATE(&quot;,['&quot;;[.A184];&quot;','&quot;;[.B184];&quot;']&quot;)" office:value-type="string" office:string-value=",['Uganda','Kampala']">
            <text:p>,['Uganda','Kampala']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Kyiv (also known as Kiev)</text:p>
          </table:table-cell>
          <table:table-cell table:formula="of:=CONCATENATE(&quot;,['&quot;;[.A185];&quot;','&quot;;[.B185];&quot;']&quot;)" office:value-type="string" office:string-value=",['Ukraine','Kyiv (also known as Kiev)']">
            <text:p>,['Ukraine','Kyiv (also known as Kiev)']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Abu Dhabi</text:p>
          </table:table-cell>
          <table:table-cell table:formula="of:=CONCATENATE(&quot;,['&quot;;[.A186];&quot;','&quot;;[.B186];&quot;']&quot;)" office:value-type="string" office:string-value=",['United Arab Emirates','Abu Dhabi']">
            <text:p>,['United Arab Emirates','Abu Dhabi']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London</text:p>
          </table:table-cell>
          <table:table-cell table:formula="of:=CONCATENATE(&quot;,['&quot;;[.A187];&quot;','&quot;;[.B187];&quot;']&quot;)" office:value-type="string" office:string-value=",['United Kingdom','London']">
            <text:p>,['United Kingdom','London']</text:p>
          </table:table-cell>
        </table:table-row>
        <table:table-row table:style-name="ro1">
          <table:table-cell office:value-type="string">
            <text:p>United States of America</text:p>
          </table:table-cell>
          <table:table-cell office:value-type="string">
            <text:p>Washington, D.C.</text:p>
          </table:table-cell>
          <table:table-cell table:formula="of:=CONCATENATE(&quot;,['&quot;;[.A188];&quot;','&quot;;[.B188];&quot;']&quot;)" office:value-type="string" office:string-value=",['United States of America','Washington, D.C.']">
            <text:p>,['United States of America','Washington, D.C.']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Montevideo</text:p>
          </table:table-cell>
          <table:table-cell table:formula="of:=CONCATENATE(&quot;,['&quot;;[.A189];&quot;','&quot;;[.B189];&quot;']&quot;)" office:value-type="string" office:string-value=",['Uruguay','Montevideo']">
            <text:p>,['Uruguay','Montevideo']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Tashkent</text:p>
          </table:table-cell>
          <table:table-cell table:formula="of:=CONCATENATE(&quot;,['&quot;;[.A190];&quot;','&quot;;[.B190];&quot;']&quot;)" office:value-type="string" office:string-value=",['Uzbekistan','Tashkent']">
            <text:p>,['Uzbekistan','Tashkent']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Port Vila</text:p>
          </table:table-cell>
          <table:table-cell table:formula="of:=CONCATENATE(&quot;,['&quot;;[.A191];&quot;','&quot;;[.B191];&quot;']&quot;)" office:value-type="string" office:string-value=",['Vanuatu','Port Vila']">
            <text:p>,['Vanuatu','Port Vila']</text:p>
          </table:table-cell>
        </table:table-row>
        <table:table-row table:style-name="ro1">
          <table:table-cell office:value-type="string">
            <text:p>Vatican City (Holy See)</text:p>
          </table:table-cell>
          <table:table-cell office:value-type="string">
            <text:p>Vatican City</text:p>
          </table:table-cell>
          <table:table-cell table:formula="of:=CONCATENATE(&quot;,['&quot;;[.A192];&quot;','&quot;;[.B192];&quot;']&quot;)" office:value-type="string" office:string-value=",['Vatican City (Holy See)','Vatican City']">
            <text:p>,['Vatican City (Holy See)','Vatican City']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Caracas</text:p>
          </table:table-cell>
          <table:table-cell table:formula="of:=CONCATENATE(&quot;,['&quot;;[.A193];&quot;','&quot;;[.B193];&quot;']&quot;)" office:value-type="string" office:string-value=",['Venezuela','Caracas']">
            <text:p>,['Venezuela','Caracas']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Hanoi</text:p>
          </table:table-cell>
          <table:table-cell table:formula="of:=CONCATENATE(&quot;,['&quot;;[.A194];&quot;','&quot;;[.B194];&quot;']&quot;)" office:value-type="string" office:string-value=",['Vietnam','Hanoi']">
            <text:p>,['Vietnam','Hanoi']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Sana\'a</text:p>
          </table:table-cell>
          <table:table-cell table:formula="of:=CONCATENATE(&quot;,['&quot;;[.A195];&quot;','&quot;;[.B195];&quot;']&quot;)" office:value-type="string" office:string-value=",['Yemen','Sana\'a']">
            <text:p>,['Yemen','Sana\'a']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Lusaka</text:p>
          </table:table-cell>
          <table:table-cell table:formula="of:=CONCATENATE(&quot;,['&quot;;[.A196];&quot;','&quot;;[.B196];&quot;']&quot;)" office:value-type="string" office:string-value=",['Zambia','Lusaka']">
            <text:p>,['Zambia','Lusaka']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Harare</text:p>
          </table:table-cell>
          <table:table-cell table:formula="of:=CONCATENATE(&quot;,['&quot;;[.A197];&quot;','&quot;;[.B197];&quot;']&quot;)" office:value-type="string" office:string-value=",['Zimbabwe','Harare']">
            <text:p>,['Zimbabwe','Harare']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alpha_caps.A1:alpha_caps.C19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6/15/2017</text:date>, <text:time>11:1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y0515 emman</meta:initial-creator>
    <meta:creation-date>2017-06-15T10:36:34.31</meta:creation-date>
    <dc:date>2017-06-15T11:14:12.99</dc:date>
    <dc:creator>day0515 emman</dc:creator>
    <meta:editing-duration>PT22M28S</meta:editing-duration>
    <meta:editing-cycles>1</meta:editing-cycles>
    <meta:document-statistic meta:table-count="4" meta:cell-count="1182" meta:object-count="0"/>
    <meta:generator>OpenOffice/4.1.2$Win32 OpenOffice.org_project/412m3$Build-9782</meta:generator>
  </office:meta>
</office:document-meta>
</file>